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93in" fo:margin-left="0.0556in" fo:margin-top="0in" fo:margin-bottom="0in" table:align="left" style:writing-mode="lr-tb"/>
    </style:style>
    <style:style style:name="Table1.A" style:family="table-column">
      <style:table-column-properties style:column-width="2.6007in"/>
    </style:style>
    <style:style style:name="Table1.B" style:family="table-column">
      <style:table-column-properties style:column-width="0.8354in"/>
    </style:style>
    <style:style style:name="Table1.C" style:family="table-column">
      <style:table-column-properties style:column-width="0.9278in"/>
    </style:style>
    <style:style style:name="Table1.D" style:family="table-column">
      <style:table-column-properties style:column-width="0.7861in"/>
    </style:style>
    <style:style style:name="Table1.E" style:family="table-column">
      <style:table-column-properties style:column-width="0.7201in"/>
    </style:style>
    <style:style style:name="Table1.F" style:family="table-column">
      <style:table-column-properties style:column-width="0.6285in"/>
    </style:style>
    <style:style style:name="Table1.1" style:family="table-row">
      <style:table-row-properties fo:keep-together="auto"/>
    </style:style>
    <style:style style:name="Table1.A1" style:family="table-cell">
      <style:table-cell-properties fo:padding="0.0556in" fo:border-left="none" fo:border-right="none" fo:border-top="0.5pt solid #00000a" fo:border-bottom="0.5pt solid #00000a"/>
    </style:style>
    <style:style style:name="Table1.A2" style:family="table-cell">
      <style:table-cell-properties fo:padding="0.0556in" fo:border-left="none" fo:border-right="none" fo:border-top="0.5pt solid #00000a" fo:border-bottom="none"/>
    </style:style>
    <style:style style:name="Table1.A3" style:family="table-cell">
      <style:table-cell-properties fo:padding="0.0556in" fo:border="none"/>
    </style:style>
    <style:style style:name="Table1.A11" style:family="table-cell">
      <style:table-cell-properties fo:padding="0.0556in" fo:border-left="none" fo:border-right="none" fo:border-top="none" fo:border-bottom="0.5pt solid #00000a"/>
    </style:style>
    <style:style style:name="Table2" style:family="table">
      <style:table-properties style:width="4.9479in" fo:margin-left="0.0694in" fo:margin-top="0in" fo:margin-bottom="0in" table:align="left" style:writing-mode="lr-tb"/>
    </style:style>
    <style:style style:name="Table2.A" style:family="table-column">
      <style:table-column-properties style:column-width="2.1667in"/>
    </style:style>
    <style:style style:name="Table2.B" style:family="table-column">
      <style:table-column-properties style:column-width="0.8021in"/>
    </style:style>
    <style:style style:name="Table2.C" style:family="table-column">
      <style:table-column-properties style:column-width="0.9479in"/>
    </style:style>
    <style:style style:name="Table2.D" style:family="table-column">
      <style:table-column-properties style:column-width="1.0306in"/>
    </style:style>
    <style:style style:name="Table2.1" style:family="table-row">
      <style:table-row-properties fo:keep-together="auto"/>
    </style:style>
    <style:style style:name="Table2.A1" style:family="table-cell">
      <style:table-cell-properties style:vertical-align="bottom" fo:padding="0.0694in" fo:border-left="none" fo:border-right="none" fo:border-top="0.5pt solid #00000a" fo:border-bottom="0.5pt solid #00000a"/>
    </style:style>
    <style:style style:name="Table2.A2" style:family="table-cell">
      <style:table-cell-properties fo:padding="0.0694in" fo:border-left="none" fo:border-right="none" fo:border-top="0.5pt solid #00000a" fo:border-bottom="none"/>
    </style:style>
    <style:style style:name="Table2.B2" style:family="table-cell">
      <style:table-cell-properties fo:padding="0.0694in" fo:border-left="none" fo:border-right="none" fo:border-top="0.5pt solid #00000a" fo:border-bottom="none"/>
    </style:style>
    <style:style style:name="Table2.C2" style:family="table-cell">
      <style:table-cell-properties fo:padding="0.0694in" fo:border-left="none" fo:border-right="none" fo:border-top="0.5pt solid #00000a" fo:border-bottom="none"/>
    </style:style>
    <style:style style:name="Table2.D2" style:family="table-cell">
      <style:table-cell-properties fo:padding="0.0694in" fo:border-left="none" fo:border-right="none" fo:border-top="0.5pt solid #00000a" fo:border-bottom="none"/>
    </style:style>
    <style:style style:name="Table2.A3" style:family="table-cell">
      <style:table-cell-properties fo:padding="0.0694in" fo:border="none"/>
    </style:style>
    <style:style style:name="Table2.B3" style:family="table-cell">
      <style:table-cell-properties fo:padding="0.0694in" fo:border="none"/>
    </style:style>
    <style:style style:name="Table2.C3" style:family="table-cell">
      <style:table-cell-properties fo:padding="0.0694in" fo:border="none"/>
    </style:style>
    <style:style style:name="Table2.D3" style:family="table-cell">
      <style:table-cell-properties fo:padding="0.0694in" fo:border="none"/>
    </style:style>
    <style:style style:name="Table2.A4" style:family="table-cell">
      <style:table-cell-properties fo:padding="0.0694in" fo:border="none"/>
    </style:style>
    <style:style style:name="Table2.B4" style:family="table-cell">
      <style:table-cell-properties fo:padding="0.0694in" fo:border="none"/>
    </style:style>
    <style:style style:name="Table2.C4" style:family="table-cell">
      <style:table-cell-properties fo:padding="0.0694in" fo:border="none"/>
    </style:style>
    <style:style style:name="Table2.D4" style:family="table-cell">
      <style:table-cell-properties fo:padding="0.0694in" fo:border="none"/>
    </style:style>
    <style:style style:name="Table2.A5" style:family="table-cell">
      <style:table-cell-properties fo:padding="0.0694in" fo:border="none"/>
    </style:style>
    <style:style style:name="Table2.B5" style:family="table-cell">
      <style:table-cell-properties fo:padding="0.0694in" fo:border="none"/>
    </style:style>
    <style:style style:name="Table2.C5" style:family="table-cell">
      <style:table-cell-properties fo:padding="0.0694in" fo:border="none"/>
    </style:style>
    <style:style style:name="Table2.D5" style:family="table-cell">
      <style:table-cell-properties fo:padding="0.0694in" fo:border="none"/>
    </style:style>
    <style:style style:name="Table2.A6" style:family="table-cell">
      <style:table-cell-properties fo:padding="0.0694in" fo:border="none"/>
    </style:style>
    <style:style style:name="Table2.B6" style:family="table-cell">
      <style:table-cell-properties fo:padding="0.0694in" fo:border="none"/>
    </style:style>
    <style:style style:name="Table2.C6" style:family="table-cell">
      <style:table-cell-properties fo:padding="0.0694in" fo:border="none"/>
    </style:style>
    <style:style style:name="Table2.D6" style:family="table-cell">
      <style:table-cell-properties fo:padding="0.0694in" fo:border="none"/>
    </style:style>
    <style:style style:name="Table2.A7" style:family="table-cell">
      <style:table-cell-properties fo:padding="0.0694in" fo:border="none"/>
    </style:style>
    <style:style style:name="Table2.B7" style:family="table-cell">
      <style:table-cell-properties fo:padding="0.0694in" fo:border="none"/>
    </style:style>
    <style:style style:name="Table2.C7" style:family="table-cell">
      <style:table-cell-properties fo:padding="0.0694in" fo:border="none"/>
    </style:style>
    <style:style style:name="Table2.D7" style:family="table-cell">
      <style:table-cell-properties fo:padding="0.0694in" fo:border="none"/>
    </style:style>
    <style:style style:name="Table2.A8" style:family="table-cell">
      <style:table-cell-properties fo:padding="0.0694in" fo:border="none"/>
    </style:style>
    <style:style style:name="Table2.B8" style:family="table-cell">
      <style:table-cell-properties fo:padding="0.0694in" fo:border="none"/>
    </style:style>
    <style:style style:name="Table2.C8" style:family="table-cell">
      <style:table-cell-properties fo:padding="0.0694in" fo:border="none"/>
    </style:style>
    <style:style style:name="Table2.D8" style:family="table-cell">
      <style:table-cell-properties fo:padding="0.0694in" fo:border="none"/>
    </style:style>
    <style:style style:name="Table2.A9" style:family="table-cell">
      <style:table-cell-properties fo:padding="0.0694in" fo:border="none"/>
    </style:style>
    <style:style style:name="Table2.B9" style:family="table-cell">
      <style:table-cell-properties fo:padding="0.0694in" fo:border="none"/>
    </style:style>
    <style:style style:name="Table2.C9" style:family="table-cell">
      <style:table-cell-properties fo:padding="0.0694in" fo:border="none"/>
    </style:style>
    <style:style style:name="Table2.D9" style:family="table-cell">
      <style:table-cell-properties fo:padding="0.0694in" fo:border="none"/>
    </style:style>
    <style:style style:name="Table2.A10" style:family="table-cell">
      <style:table-cell-properties fo:padding="0.0694in" fo:border="none"/>
    </style:style>
    <style:style style:name="Table2.B10" style:family="table-cell">
      <style:table-cell-properties fo:padding="0.0694in" fo:border="none"/>
    </style:style>
    <style:style style:name="Table2.C10" style:family="table-cell">
      <style:table-cell-properties fo:padding="0.0694in" fo:border="none"/>
    </style:style>
    <style:style style:name="Table2.D10" style:family="table-cell">
      <style:table-cell-properties fo:padding="0.0694in" fo:border="none"/>
    </style:style>
    <style:style style:name="Table2.A11" style:family="table-cell">
      <style:table-cell-properties fo:padding="0.0694in" fo:border="none"/>
    </style:style>
    <style:style style:name="Table2.B11" style:family="table-cell">
      <style:table-cell-properties fo:padding="0.0694in" fo:border="none"/>
    </style:style>
    <style:style style:name="Table2.C11" style:family="table-cell">
      <style:table-cell-properties fo:padding="0.0694in" fo:border="none"/>
    </style:style>
    <style:style style:name="Table2.D11" style:family="table-cell">
      <style:table-cell-properties fo:padding="0.0694in" fo:border="none"/>
    </style:style>
    <style:style style:name="Table2.A12" style:family="table-cell">
      <style:table-cell-properties fo:padding="0.0694in" fo:border="none"/>
    </style:style>
    <style:style style:name="Table2.B12" style:family="table-cell">
      <style:table-cell-properties fo:padding="0.0694in" fo:border="none"/>
    </style:style>
    <style:style style:name="Table2.C12" style:family="table-cell">
      <style:table-cell-properties fo:padding="0.0694in" fo:border="none"/>
    </style:style>
    <style:style style:name="Table2.D12" style:family="table-cell">
      <style:table-cell-properties fo:padding="0.0694in" fo:border="none"/>
    </style:style>
    <style:style style:name="Table2.A13" style:family="table-cell">
      <style:table-cell-properties fo:padding="0.0694in" fo:border="none"/>
    </style:style>
    <style:style style:name="Table2.B13" style:family="table-cell">
      <style:table-cell-properties fo:padding="0.0694in" fo:border="none"/>
    </style:style>
    <style:style style:name="Table2.C13" style:family="table-cell">
      <style:table-cell-properties fo:padding="0.0694in" fo:border="none"/>
    </style:style>
    <style:style style:name="Table2.D13" style:family="table-cell">
      <style:table-cell-properties fo:padding="0.0694in" fo:border="none"/>
    </style:style>
    <style:style style:name="Table2.A14" style:family="table-cell">
      <style:table-cell-properties fo:padding="0.0694in" fo:border-left="none" fo:border-right="none" fo:border-top="none" fo:border-bottom="0.5pt solid #00000a"/>
    </style:style>
    <style:style style:name="Table2.B14" style:family="table-cell">
      <style:table-cell-properties fo:padding="0.0694in" fo:border-left="none" fo:border-right="none" fo:border-top="none" fo:border-bottom="0.5pt solid #00000a"/>
    </style:style>
    <style:style style:name="Table2.C14" style:family="table-cell">
      <style:table-cell-properties fo:padding="0.0694in" fo:border-left="none" fo:border-right="none" fo:border-top="none" fo:border-bottom="0.5pt solid #00000a"/>
    </style:style>
    <style:style style:name="Table2.D14" style:family="table-cell">
      <style:table-cell-properties fo:padding="0.0694in" fo:border-left="none" fo:border-right="none" fo:border-top="none" fo:border-bottom="0.5pt solid #00000a"/>
    </style:style>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style>
    <style:style style:name="P3" style:family="paragraph" style:parent-style-name="Standard">
      <style:paragraph-properties fo:line-height="115%"/>
      <style:text-properties style:font-name="Arial" fo:font-size="11pt" style:font-name-asian="Times New Roman1" style:font-size-asian="11pt" style:font-name-complex="Arial1" style:font-size-complex="11pt"/>
    </style:style>
    <style:style style:name="P4" style:family="paragraph" style:parent-style-name="Standard">
      <style:paragraph-properties fo:line-height="115%"/>
      <style:text-properties style:font-name="Arial" fo:font-size="11pt" fo:language="en" fo:country="none" style:font-name-asian="Times New Roman1" style:font-size-asian="11pt" style:font-name-complex="Arial1" style:font-size-complex="11pt"/>
    </style:style>
    <style:style style:name="P5" style:family="paragraph" style:parent-style-name="Standard">
      <style:paragraph-properties fo:text-align="center" style:justify-single-word="false"/>
    </style:style>
    <style:style style:name="P6" style:family="paragraph" style:parent-style-name="Standard">
      <style:paragraph-properties fo:margin-left="0in" fo:margin-right="0in" fo:text-indent="0.5in" style:auto-text-indent="false"/>
    </style:style>
    <style:style style:name="P7" style:family="paragraph" style:parent-style-name="Standard">
      <style:paragraph-properties fo:break-before="page"/>
    </style:style>
    <style:style style:name="P8" style:family="paragraph" style:parent-style-name="Standard" style:master-page-name="Standard">
      <style:paragraph-properties style:page-number="1"/>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style="italic" fo:font-weight="bold" style:font-style-asian="italic" style:font-weight-asian="bold"/>
    </style:style>
    <style:style style:name="T4" style:family="text">
      <style:text-properties fo:language="en" fo:country="GB" fo:font-style="italic" style:font-style-asian="italic"/>
    </style:style>
    <style:style style:name="T5" style:family="text">
      <style:text-properties fo:language="en" fo:country="GB" style:text-underline-style="solid" style:text-underline-width="auto" style:text-underline-color="font-color"/>
    </style:style>
    <style:style style:name="T6" style:family="text">
      <style:text-properties style:text-position="super 58%" fo:language="en" fo:country="GB"/>
    </style:style>
    <style:style style:name="T7" style:family="text">
      <style:text-properties style:text-position="super 58%" fo:language="en" fo:country="GB" fo:font-weight="bold" style:font-weight-asian="bold"/>
    </style:style>
    <style:style style:name="T8" style:family="text">
      <style:text-properties style:text-position="super 58%" style:font-name="Symbol" fo:language="en" fo:country="GB" style:font-name-asian="Symbol1" style:font-name-complex="Symbol1"/>
    </style:style>
    <style:style style:name="T9" style:family="text">
      <style:text-properties style:text-position="sub 58%" fo:language="en" fo:country="GB"/>
    </style:style>
    <style:style style:name="T10" style:family="text">
      <style:text-properties style:text-position="sub 58%" fo:language="en" fo:country="GB" fo:font-weight="bold" style:font-weight-asian="bold"/>
    </style:style>
    <style:style style:name="T11" style:family="text">
      <style:text-properties style:text-position="sub 58%" fo:language="en" fo:country="none"/>
    </style:style>
    <style:style style:name="T12" style:family="text">
      <style:text-properties fo:language="en" fo:country="none"/>
    </style:style>
    <style:style style:name="T13" style:family="text">
      <style:text-properties fo:language="en" fo:country="none" fo:font-style="italic" style:font-style-asian="italic"/>
    </style:style>
    <style:style style:name="T14" style:family="text">
      <style:text-properties style:font-name="Symbol" fo:language="en" fo:country="GB" style:font-name-asian="Symbol1" style:font-name-complex="Symbol1"/>
    </style:style>
  </office:automatic-styles>
  <office:body>
    <office:text text:use-soft-page-breaks="true">
      <text:tracked-changes text:track-changes="false">
        <text:changed-region xml:id="ct105553118065632" text:id="ct105553118065632">
          <text:insertion>
            <office:change-info>
              <dc:creator>Bond-Lamberty, Ben</dc:creator>
              <dc:date>2018-07-01T16:28:00</dc:date>
            </office:change-info>
          </text:insertion>
        </text:changed-region>
        <text:changed-region xml:id="ct105827995962720" text:id="ct105827995962720">
          <text:insertion>
            <office:change-info>
              <dc:creator>Bond-Lamberty, Ben</dc:creator>
              <dc:date>2018-06-27T21: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Globally rising soil heterotrophic respiration over recent decades</text:span></text:p>
      <text:p text:style-name="Standard"><text:span text:style-name="T1">Ben Bond-Lamberty</text:span><text:span text:style-name="T6">1</text:span><text:span text:style-name="T1">, Vanessa L. Bailey</text:span><text:span text:style-name="T6">2</text:span><text:span text:style-name="T1">, Min Chen</text:span><text:span text:style-name="T6">1</text:span><text:span text:style-name="T1">, Christopher M. Gough</text:span><text:span text:style-name="T6">3</text:span><text:span text:style-name="T1"> &amp; Rodrigo Vargas</text:span><text:span text:style-name="T6">4</text:span></text:p>
      <text:p text:style-name="Standard"><text:span text:style-name="T6">1</text:span><text:span text:style-name="T1">Pacific Northwest National Laboratory, Joint Global Change Research Institute at the University of Maryland–College Park, College Park, Maryland, USA.</text:span></text:p>
      <text:p text:style-name="Standard"><text:span text:style-name="T6">2</text:span><text:span text:style-name="T1">Biological Sciences Division, Pacific Northwest National Laboratory, Richland, WA, USA.</text:span></text:p>
      <text:p text:style-name="Standard"><text:span text:style-name="T6">3</text:span><text:span text:style-name="T1">Department of Biology, Virginia Commonwealth University, Richmond, VA, USA.</text:span></text:p>
      <text:p text:style-name="Standard"><text:span text:style-name="T6">4</text:span><text:span text:style-name="T1">Department of Plant and Soil Sciences, University of Delaware, Newark, DE, USA.</text:span></text:p>
      <text:p text:style-name="Standard"><text:span text:style-name="T1">*e-mail: bondlamberty@pnnl.gov</text:span></text:p>
      <text:p text:style-name="Standard"><text:span text:style-name="T2">Global soils store at least twice as much carbon as Earth’s atmosphere</text:span><text:span text:style-name="T7">1,2</text:span><text:span text:style-name="T2">. The global soil-to-atmosphere (or total soil respiration, </text:span><text:span text:style-name="T3">R</text:span><text:span text:style-name="T10">S</text:span><text:span text:style-name="T2">) carbon dioxide (</text:span><text:change-start text:change-id="ct105553118065632"/><text:span text:style-name="T2">CO</text:span><text:span text:style-name="T10">2</text:span><text:change-end text:change-id="ct105553118065632"/><text:span text:style-name="T2">) flux is increasing</text:span><text:span text:style-name="T7">3,4</text:span><text:span text:style-name="T2">, but the degree to which climate change will stimulate heterotrophic respiration (</text:span><text:span text:style-name="T3">R</text:span><text:span text:style-name="T10">H</text:span><text:span text:style-name="T2">) carbon losses from soils remains highly uncertain</text:span><text:span text:style-name="T7">5–8</text:span><text:span text:style-name="T2">. Here we use an updated global soil respiration database</text:span><text:span text:style-name="T7">9</text:span><text:span text:style-name="T2"> to show that the observed soil surface </text:span><text:span text:style-name="T3">R</text:span><text:span text:style-name="T10">H</text:span><text:span text:style-name="T2">:</text:span><text:span text:style-name="T3">R</text:span><text:span text:style-name="T10">S</text:span><text:span text:style-name="T2"> ratio increased significantly, from 0.54 to 0.63, between 1990 and 2014 (</text:span><text:span text:style-name="T3">P</text:span><text:span text:style-name="T2"> = 0.009). Three additional lines of evidence provide support for this finding. By analysing two separate global gross primary production datasets</text:span><text:span text:style-name="T7">10,11</text:span><text:span text:style-name="T2">, we find that the ratios of both </text:span><text:span text:style-name="T3">R</text:span><text:span text:style-name="T10">H</text:span><text:span text:style-name="T2"> (</text:span><text:span text:style-name="T3">N</text:span><text:span text:style-name="T2"> = 251–266) and </text:span><text:span text:style-name="T3">R</text:span><text:span text:style-name="T10">S</text:span><text:span text:style-name="T2"> (</text:span><text:span text:style-name="T3">N</text:span><text:span text:style-name="T2"> = 1,256–1,622) to gross primary production have increased over time. Similarly, significant increases in </text:span><text:span text:style-name="T3">R</text:span><text:span text:style-name="T10">H</text:span><text:span text:style-name="T2"> are observed against the longest available solar-induced chlorophyll fluorescence global dataset, as well as gross primary production computed by an ensemble of global land models. We also show that the ratio of night-time net ecosystem exchange to gross primary production is rising across the FLUXNET2015</text:span><text:span text:style-name="T7">12</text:span><text:span text:style-name="T2"> dataset. All trends are robust to sampling variability in ecosystem type, disturbance, methodology, CO</text:span><text:span text:style-name="T10">2</text:span><text:span text:style-name="T2"> fertilization effects and mean climate. Taken together, our findings provide observational evidence that global </text:span><text:span text:style-name="T3">R</text:span><text:span text:style-name="T10">H</text:span><text:span text:style-name="T2"> is rising, probably in response to environmental changes, consistent with meta-analyses</text:span><text:span text:style-name="T7">13–16</text:span><text:span text:style-name="T2"> and long-term experiments</text:span><text:span text:style-name="T7">17</text:span><text:span text:style-name="T2">. This suggests that climate-driven losses of soil carbon are currently occurring across many ecosystems, with a detectable and sustained trend emerging at the global scale.</text:span></text:p>
      <text:p text:style-name="P6"><text:span text:style-name="T1">The sensitivity of </text:span><text:span text:style-name="T4">R</text:span><text:span text:style-name="T9">H</text:span><text:span text:style-name="T1"> to ongoing changes in temperature, precipitation and organic matter input to the soil system remains highly uncertain. Because of the large stocks of global soil organic carbon content (SOC) and quickly changing climatic conditions, this uncertainty has large implications for predicting future dynamics of Earth’s climate system and carbon (C) cycle</text:span><text:span text:style-name="T6">5</text:span><text:span text:style-name="T1">. But because </text:span><text:span text:style-name="T4">R</text:span><text:span text:style-name="T9">H</text:span><text:span text:style-name="T1"> observations are infrequently performed, necessarily small-scale and highly variable, it is difficult to detect and attribute annual-to-decadal changes at larger spatial scales.</text:span></text:p>
      <text:p text:style-name="P6"><text:span text:style-name="T1">One way to quantify and interpret shifts in the flux of C from SOC is to examine the changing ratios between </text:span><text:span text:style-name="T4">R</text:span><text:span text:style-name="T9">H</text:span><text:span text:style-name="T1"> and other parts of the C cycle. For example, widespread increases over time in the ratio of </text:span><text:span text:style-name="T4">R</text:span><text:span text:style-name="T9">H</text:span><text:span text:style-name="T1"> to the larger </text:span><text:span text:style-name="T4">R</text:span><text:span text:style-name="T9">S</text:span><text:span text:style-name="T1"> flux, a ratio which typically varies in a predictable manner</text:span><text:span text:style-name="T6">18</text:span><text:span text:style-name="T1">, would suggest that </text:span><text:span text:style-name="T4">R</text:span><text:span text:style-name="T9">H</text:span><text:span text:style-name="T1"> is rising. Quantifying this change would provide new constraints on whether greater mineralization of SOC is occurring, and the degree to which increased inputs by enhanced gross primary production (GPP) are affecting </text:span><text:span text:style-name="T4">R</text:span><text:span text:style-name="T9">H</text:span><text:span text:style-name="T6">8,19</text:span><text:span text:style-name="T1">. We used a global soil respiration database (SRDB)</text:span><text:span text:style-name="T6">9</text:span><text:span text:style-name="T1">, expanded and updated to include studies reporting data through 2014, to test these possibilities.</text:span></text:p>
      <text:p text:style-name="P6"><text:span text:style-name="T1">The mean </text:span><text:span text:style-name="T4">R</text:span><text:span text:style-name="T9">H</text:span><text:span text:style-name="T1">:</text:span><text:span text:style-name="T4">R</text:span><text:span text:style-name="T9">S</text:span><text:span text:style-name="T1"> ratio observed in SRDB has risen over time, from 0.54 ± 0.18 in 1990–1998 to 0.63 ± 0.16 in 2007–2014 (Fig. 1). This change is significant (</text:span><text:span text:style-name="T4">P</text:span><text:span text:style-name="T1"> = 0.009, </text:span><text:span text:style-name="T4">N</text:span><text:span text:style-name="T1"> = 318) when ecosystem mean annual temperature (MAT) and mean annual precipitation (MAP) are controlled for in a linear model (Table 1, Extended Data Table 1, Extended Data </text:span><text:soft-page-break/><text:span text:style-name="T1">Fig. 1). This trend in the </text:span><text:span text:style-name="T4">R</text:span><text:span text:style-name="T9">H</text:span><text:span text:style-name="T1">:</text:span><text:span text:style-name="T4">R</text:span><text:span text:style-name="T9">S</text:span><text:span text:style-name="T1"> ratio was not induced by a site selection bias, as this model also controls for the possibility of researchers’ sampling more disturbed sites, sites with varying land cover or SOC stocks, and using different methods to partition </text:span><text:span text:style-name="T4">R</text:span><text:span text:style-name="T9">H</text:span><text:span text:style-name="T1"> from </text:span><text:span text:style-name="T4">R</text:span><text:span text:style-name="T9">S</text:span><text:span text:style-name="T1">. The SRDB covers most of the global climate space (from 13.2 °C to 27.9 °C MAT, and from 63 mm to 4,563 mm MAP; Extended Data Fig. 2); examining climate controls</text:span><text:span text:style-name="T6">20</text:span><text:span text:style-name="T1"> on </text:span><text:span text:style-name="T4">R</text:span><text:span text:style-name="T9">H</text:span><text:span text:style-name="T1">, both MAP (</text:span><text:span text:style-name="T4">P</text:span><text:span text:style-name="T1"> &lt; 0.001, exerting a positive effect), and potential evapotranspiration (</text:span><text:span text:style-name="T4">P</text:span><text:span text:style-name="T1"> = 0.006) had the strongest effects on annual </text:span><text:span text:style-name="T4">R</text:span><text:span text:style-name="T9">H</text:span><text:span text:style-name="T1">, with disturbance and temperature exerting complex interactive effects.</text:span></text:p>
      <text:p text:style-name="P6"><text:span text:style-name="T1">A rising </text:span><text:span text:style-name="T4">R</text:span><text:span text:style-name="T9">H</text:span><text:span text:style-name="T1">:</text:span><text:span text:style-name="T4">R</text:span><text:span text:style-name="T9">S</text:span><text:span text:style-name="T1"> ratio could be due to rising SOC losses and thus a climate feedback, and/or increasing GPP rates enhancing detritus inputs and thus counterbalancing C losses from SOC. To distinguish these possibilities, we examined the ratio of all soil-derived respiration fluxes to GPP</text:span><text:span text:style-name="T6">21</text:span><text:span text:style-name="T1">, the ultimate source of both the autotrophic and heterotrophic soil surface CO</text:span><text:span text:style-name="T9">2</text:span><text:span text:style-name="T1"> fluxes. We note that the more relevant ratio to study is that of </text:span><text:span text:style-name="T4">R</text:span><text:span text:style-name="T9">H</text:span><text:span text:style-name="T1"> to net primary production (NPP) rather than to GPP, but global NPP estimates are subject to more uncertain assumptions. If increased SOC mineralization rates are raising </text:span><text:span text:style-name="T4">R</text:span><text:span text:style-name="T9">H</text:span><text:span text:style-name="T1">, one would expect both </text:span><text:span text:style-name="T4">R</text:span><text:span text:style-name="T9">H</text:span><text:span text:style-name="T1"> and the total surface efflux </text:span><text:span text:style-name="T4">R</text:span><text:span text:style-name="T9">S</text:span><text:span text:style-name="T1"> to rise relative to GPP.</text:span></text:p>
      <text:p text:style-name="P6"><text:span text:style-name="T1">The available data support this expectation as both </text:span><text:span text:style-name="T4">R</text:span><text:span text:style-name="T9">H</text:span><text:span text:style-name="T1"> (the variable of primary interest, but for which far fewer measurements are available) and </text:span><text:span text:style-name="T4">R</text:span><text:span text:style-name="T9">S</text:span><text:span text:style-name="T1"> (which incorporates both </text:span><text:span text:style-name="T4">R</text:span><text:span text:style-name="T9">H</text:span><text:span text:style-name="T1"> and belowground autotrophic respiration) exhibit significant positive trends over time (</text:span><text:span text:style-name="T4">P</text:span><text:span text:style-name="T1"> = 0.012 for </text:span><text:span text:style-name="T4">R</text:span><text:span text:style-name="T9">H</text:span><text:span text:style-name="T1">:GPP</text:span><text:span text:style-name="T9">MTE</text:span><text:span text:style-name="T1">, </text:span><text:span text:style-name="T4">P</text:span><text:span text:style-name="T1"> &lt; 0.01 for all others; Fig. 2a) relative to GPP. These results are controlled, as above, for climate, land cover, partitioning method and disturbance. Grasslands exhibited much stronger </text:span><text:span text:style-name="T4">R</text:span><text:span text:style-name="T9">S</text:span><text:span text:style-name="T1">:GPP trends than forests for both the MODIS</text:span><text:span text:style-name="T6">11</text:span><text:span text:style-name="T1"> and MTE</text:span><text:span text:style-name="T6">10</text:span><text:span text:style-name="T1"> GPP datasets, perhaps because of their frequently high belowground carbon allocation.</text:span></text:p>
      <text:p text:style-name="P6"><text:span text:style-name="T1">Solar-induced chlorophyll fluorescence (SIF) is correlated with GPP and provides an independent test of how </text:span><text:span text:style-name="T4">R</text:span><text:span text:style-name="T9">H</text:span><text:span text:style-name="T1"> is related to carbon assimilation over time. We examined the ratios of </text:span><text:span text:style-name="T4">R</text:span><text:span text:style-name="T9">H</text:span><text:span text:style-name="T1"> and </text:span><text:span text:style-name="T4">R</text:span><text:span text:style-name="T9">S</text:span><text:span text:style-name="T1"> to two global SIF data products (SCIAMACHY and GOME-2; see Methods). Both </text:span><text:span text:style-name="T4">R</text:span><text:span text:style-name="T9">H</text:span><text:span text:style-name="T1"> and </text:span><text:span text:style-name="T4">R</text:span><text:span text:style-name="T9">S</text:span><text:span text:style-name="T1"> exhibited temporal trends against the SCIAMACHY data after controlling for disturbance and measurement method (</text:span><text:span text:style-name="T4">P</text:span><text:span text:style-name="T1"> &lt; 0.001 for both; Fig. 2a). No </text:span><text:span text:style-name="T4">R</text:span><text:span text:style-name="T9">H</text:span><text:span text:style-name="T1">:SIF temporal trend was found using the GOME-2 SIF data, and </text:span><text:span text:style-name="T4">R</text:span><text:span text:style-name="T9">S</text:span><text:span text:style-name="T1">:SIF was only marginally significant (</text:span><text:span text:style-name="T4">P</text:span><text:span text:style-name="T1"> = 0.045), but this is by far the shortest (2007–2014) of the datasets tested.</text:span></text:p>
      <text:p text:style-name="P6"><text:span text:style-name="T1">It is important to note that remotely sensed GPP and SIF estimates may not fully capture GPP increases owing to, for example, CO</text:span><text:span text:style-name="T9">2</text:span><text:span text:style-name="T1"> fertilization</text:span><text:span text:style-name="T6">22</text:span><text:span text:style-name="T1">. The results above are, however, robust to such potential ‘missed’ GPP, even if one assumes a high rate of CO</text:span><text:span text:style-name="T9">2</text:span><text:span text:style-name="T1">-driven GPP increase completely missed by satellite-based products (Extended Data Figs. 4 and 5). We also found a significant (</text:span><text:span text:style-name="T4">P</text:span><text:span text:style-name="T1"> = 0.008, </text:span><text:span text:style-name="T4">N</text:span><text:span text:style-name="T1"> = 263) temporal </text:span><text:span text:style-name="T4">R</text:span><text:span text:style-name="T9">H</text:span><text:span text:style-name="T1">:GPP trend using GPP from a wide range of global models</text:span><text:span text:style-name="T6">23</text:span><text:span text:style-name="T1"> that include CO</text:span><text:span text:style-name="T9">2</text:span><text:span text:style-name="T1"> fertilization mechanisms (Fig. 2b), again controlling for the previously mentioned variables. This underscores the robustness of the trends shown in Fig. 2a.</text:span></text:p>
      <text:p text:style-name="P6"><text:span text:style-name="T1">A second challenge to the above analysis is the large spatial mismatch between remotely sensed GPP and SIF data (more than 10</text:span><text:span text:style-name="T6">9</text:span><text:span text:style-name="T1"> m</text:span><text:span text:style-name="T6">2</text:span><text:span text:style-name="T1">) versus </text:span><text:span text:style-name="T4">R</text:span><text:span text:style-name="T9">H</text:span><text:span text:style-name="T1"> and </text:span><text:span text:style-name="T4">R</text:span><text:span text:style-name="T9">S</text:span><text:span text:style-name="T1"> measurements (about 1 m</text:span><text:span text:style-name="T6">2</text:span><text:span text:style-name="T1">). To address this, we used eddy-covariance C flux data reported in the FLUXNET2015 database to examine temporal changes in co-located ecosystem respiration and production. Night-time net ecosystem exchange (NEE</text:span><text:span text:style-name="T9">night</text:span><text:span text:style-name="T1">) is generally dominated</text:span><text:span text:style-name="T6">24</text:span><text:span text:style-name="T1"> by </text:span><text:span text:style-name="T4">R</text:span><text:span text:style-name="T9">S</text:span><text:span text:style-name="T1">. Consequently, NEE</text:span><text:span text:style-name="T9">night</text:span><text:span text:style-name="T1"> might increase relative to GPP over time, if </text:span><text:span text:style-name="T4">R</text:span><text:span text:style-name="T9">H</text:span><text:span text:style-name="T1"> and thus </text:span><text:span text:style-name="T4">R</text:span><text:span text:style-name="T9">S</text:span><text:span text:style-name="T1"> are rising. We used the full ‘Tier 1’ dataset (</text:span><text:span text:style-name="T4">N</text:span><text:span text:style-name="T1"> = 1,162) to test this expectation and found that the annual NEE</text:span><text:span text:style-name="T9">night</text:span><text:span text:style-name="T1">:GPP</text:span><text:span text:style-name="T9">fluxnet</text:span><text:span text:style-name="T1"> ratio is significantly rising with time (</text:span><text:span text:style-name="T4">P</text:span><text:span text:style-name="T1"> = 0.002). We also attempted </text:span><text:soft-page-break/><text:span text:style-name="T1">to use FLUXNET data to identify GPP measurements made in the same study site and year as site-specific </text:span><text:span text:style-name="T4">R</text:span><text:span text:style-name="T9">S</text:span><text:span text:style-name="T1"> measurements, but from a bootstrap analysis, concluded that the small size of this dataset was unlikely to be adequate for this purpose (Extended Data Figs. 7 and 8).</text:span></text:p>
      <text:p text:style-name="P6"><text:span text:style-name="T1">A third problem is that, as in many previous global syntheses, the above analyses combine time and space responses. For a final test, we examined longitudinal, site-level </text:span><text:span text:style-name="T4">R</text:span><text:span text:style-name="T9">H</text:span><text:span text:style-name="T1"> records from both managed and unmanaged ecosystems. There are only 13 sites in SRDB with such long-term records, and 8 of these exhibit rising </text:span><text:span text:style-name="T4">R</text:span><text:span text:style-name="T9">H</text:span><text:span text:style-name="T1"> (Fig. 2c); when these data are pooled and controlled for climate, mean </text:span><text:span text:style-name="T4">R</text:span><text:span text:style-name="T9">H</text:span><text:span text:style-name="T1"> also exhibits a significant (</text:span><text:span text:style-name="T4">P</text:span><text:span text:style-name="T1"> &lt; 0.001) rising trend. This sample is very small and lies in a tighter climate change space than the main dataset (Extended Data Fig. 9), but the prevailing positive trend for a majority of sites is consistent with the analyses above given the site-specific diversity of factors controlling </text:span><text:span text:style-name="T4">R</text:span><text:span text:style-name="T9">H</text:span><text:span text:style-name="T1"> responses to climate and atmospheric CO</text:span><text:span text:style-name="T9">2</text:span><text:span text:style-name="T1"> changes. Several sensitivity analyses (see Methods) suggest that, because of their high variability and short record length, individual sites in both FLUXNET and SRDB remain unable to reliably detect an increase in </text:span><text:span text:style-name="T4">R</text:span><text:span text:style-name="T9">H</text:span><text:span text:style-name="T1">; the signal is only slowly emerging from the noise, even for sites with multi-decadal records and across ecosystem types (Extended Data Fig. 6).</text:span></text:p>
      <text:p text:style-name="P6"><text:span text:style-name="T1">In summary, we have shown that multiple independent results (Table 2) converge to point towards a consistent finding of rising global </text:span><text:span text:style-name="T4">R</text:span><text:span text:style-name="T9">H</text:span><text:span text:style-name="T1">. This could be explained by at least two mechanisms, which are not mutually exclusive. </text:span></text:p>
      <text:p text:style-name="P6"><text:span text:style-name="T1">First, increased </text:span><text:span text:style-name="T4">R</text:span><text:span text:style-name="T9">H</text:span><text:span text:style-name="T1"> might be temporarily fuelled by shifts in SOC forms and availability, and thus increased substrates for SOC mineralization, with little or no change in total SOC</text:span><text:span text:style-name="T6">8</text:span><text:span text:style-name="T1">. For example, eddy-covariance measurements from &gt;10-yr FLUXNET sites indicate</text:span><text:span text:style-name="T6">25,26</text:span><text:span text:style-name="T1"> increases in GPP are outpacing concurrent rises in ecosystem respiration, resulting in greater ecosystem C uptake and detritus production, and thus greater bioavailable C for microbial metabolism. Highly productive grasslands and deciduous forests might be expected to respond more quickly to abiotic drivers</text:span><text:span text:style-name="T6">27</text:span><text:span text:style-name="T1">, and more slowly decomposing evergreen litter may even inhibit microbial activities</text:span><text:span text:style-name="T6">28</text:span><text:span text:style-name="T1">, together potentially explaining the trends shown in Fig. 2. This would be consistent with a 2015 inferred (as a residual, not measured) land sink of 1.9 ± 0.9 Pg C yr</text:span><text:span text:style-name="T6">1</text:span><text:span text:style-name="T1"> (ref.</text:span><text:span text:style-name="T6">29</text:span><text:span text:style-name="T1">), but such a substrate-driven mechanism is not likely to be permanent, given the imbalance between soil C inputs and outputs (Fig. 2a). The C mass balance reported by FLUXNET sites exhibiting increased GPP and litter production</text:span><text:span text:style-name="T6">25,26</text:span><text:span text:style-name="T1"> also suggests that new substrate inputs are not rising fast enough to keep up with increasing </text:span><text:span text:style-name="T4">R</text:span><text:span text:style-name="T9">H</text:span><text:span text:style-name="T1">.</text:span></text:p>
      <text:p text:style-name="P6"><text:span text:style-name="T1">A second and more tenable possibility is that rising </text:span><text:span text:style-name="T4">R</text:span><text:span text:style-name="T9">H</text:span><text:span text:style-name="T1"> reflects enhanced SOC mineralization driven by climate changes, in particular rising global temperatures. If (as we calculate) global </text:span><text:span text:style-name="T4">R</text:span><text:span text:style-name="T9">H</text:span><text:span text:style-name="T1"> has risen by approximately 1.2% over 25 years, against a mean air temperature change of +0.7° C, this would be broadly consistent with warming experiment syntheses</text:span><text:span text:style-name="T6">13–16</text:span><text:span text:style-name="T1">. Assuming that rising </text:span><text:span text:style-name="T4">R</text:span><text:span text:style-name="T9">H</text:span><text:span text:style-name="T1"> does in fact reflect SOC losses, this raises a consistency problem with estimated increases in the terrestrial C sink</text:span><text:span text:style-name="T6">29</text:span><text:span text:style-name="T1">. It also poses a methodological challenge: small changes in </text:span><text:span text:style-name="T4">R</text:span><text:span text:style-name="T9">H</text:span><text:span text:style-name="T1"> and SOC are difficult and perhaps impossible (see Methods) to detect at individual sites, even those with a decade or more of data, but will add up to substantial losses at the global scale.</text:span></text:p>
      <text:p text:style-name="P6"><text:span text:style-name="T1">A number of limitations should be noted. The SRDB (as well as most Earth-observing networks such as FLUXNET) is dominated by data from Northern Hemisphere, upland sites, and there are relatively few data from high latitudes and tropics (about 14% of SRDB for each), relative to the large areas and carbon pools of these biomes. Some of the data are also not fully independent: for example, </text:span><text:span text:style-name="T4">R</text:span><text:span text:style-name="T9">H</text:span><text:span text:style-name="T1"> is usually measured independently of </text:span><text:span text:style-name="T4">R</text:span><text:span text:style-name="T9">S</text:span><text:span text:style-name="T1">, but occasionally (3–5% of these data) it is estimated by subtraction of autotrophic respiration from </text:span><text:span text:style-name="T4">R</text:span><text:span text:style-name="T9">S</text:span><text:span text:style-name="T1">, introducing an autocorrelation. Finally, any observational analysis such as this infers causality, and thus it is necessary to maintain and expand long-term manipulative experiments</text:span><text:span text:style-name="T6">13,17</text:span><text:span text:style-name="T1">.</text:span></text:p>
      <text:p text:style-name="P6"><text:bookmark text:name="_GoBack"/><text:span text:style-name="T1">These results pose new scientific challenges and opportunities for model benchmarking, hypothesis generation and testing, ecological forecasting and experiments. Rigorously testing for global SOC changes will require improvements in measuring, reporting and verification protocols, as it is not currently possible to derive a time-variant SOC map from repeated inventories except in ‘Tier 3’ countries</text:span><text:span text:style-name="T6">30</text:span><text:span text:style-name="T1">. More open global datasets of SOC stocks and fluxes</text:span><text:span text:style-name="T6">9</text:span><text:span text:style-name="T1">, and more broadly distributed long-term ecological study sites with systematic and repeated </text:span><text:span text:style-name="T4">R</text:span><text:span text:style-name="T9">S</text:span><text:span text:style-name="T1">, </text:span><text:span text:style-name="T4">R</text:span><text:span text:style-name="T9">H</text:span><text:span text:style-name="T1">, and SOC measurements will help to test this finding of rising global </text:span><text:span text:style-name="T4">R</text:span><text:span text:style-name="T9">H</text:span><text:span text:style-name="T1"> in the face of a seemingly stable or increasing terrestrial C sink.</text:span></text:p>
      <text:p text:style-name="Standard"><text:span text:style-name="T2">Online content</text:span><text:span text:style-name="T1"> Any Methods, including any statements of data availability and Nature Research reporting summaries, along with any additional references and Source Data files, are available in the online version of the paper at </text:span><text:span text:style-name="T2">[author: this URL will be automatically inserted]</text:span></text:p>
      <text:p text:style-name="Standard"><text:span text:style-name="T1">Received 30 March 2017; accepted 11 June 2018</text:span></text:p>
      <text:p text:style-name="Standard"><text:span text:style-name="T1"><text:s/>1.<text:tab/>Köchy, M., Hiederer, R. &amp; Freibauer, A. Global distribution of soil organic carbon—Part 1: Masses and frequency distributions of SOC stocks for the tropics, permafrost regions, wetlands, and the world. </text:span><text:span text:style-name="T4">Soil</text:span><text:span text:style-name="T1"> </text:span><text:span text:style-name="T2">1</text:span><text:span text:style-name="T1">, 351–365 (2015).</text:span></text:p>
      <text:p text:style-name="Standard"><text:span text:style-name="T1">2.<text:tab/>Scharlemann, J. P. W., Tanner, E. V. J., Hiederer, R. &amp; Kapos, V. Global soil carbon: understanding and managing the largest terrestrial carbon pool. </text:span><text:span text:style-name="T4">Carbon Manag.</text:span><text:span text:style-name="T1"> </text:span><text:span text:style-name="T2">5</text:span><text:span text:style-name="T1">, 81–91 (2014). </text:span></text:p>
      <text:p text:style-name="Standard"><text:span text:style-name="T1">3.<text:tab/>Bond-Lamberty, B. &amp; Thomson, A. M. Temperature-associated increases in the global soil respiration record. </text:span><text:span text:style-name="T4">Nature</text:span><text:span text:style-name="T1"> </text:span><text:span text:style-name="T2">464</text:span><text:span text:style-name="T1">, 579–582 (2010). </text:span></text:p>
      <text:p text:style-name="Standard"><text:span text:style-name="T1">4.<text:tab/>Hashimoto, S. </text:span><text:span text:style-name="T4">et al.</text:span><text:span text:style-name="T1"> Global spatiotemporal distribution of soil respiration modeled using a global database. </text:span><text:span text:style-name="T4">Biogeosciences</text:span><text:span text:style-name="T1"> </text:span><text:span text:style-name="T2">12</text:span><text:span text:style-name="T1">, 4121–4132 (2015). </text:span></text:p>
      <text:p text:style-name="Standard"><text:span text:style-name="T1">5.<text:tab/>Friedlingstein, P. </text:span><text:span text:style-name="T4">et al.</text:span><text:span text:style-name="T1"> Uncertainties in CMIP5 climate projections due to carbon cycle feedbacks. </text:span><text:span text:style-name="T4">J. Clim.</text:span><text:span text:style-name="T1"> </text:span><text:span text:style-name="T2">27</text:span><text:span text:style-name="T1">, 511–526 (2014). </text:span></text:p>
      <text:p text:style-name="Standard"><text:span text:style-name="T1">6.<text:tab/>Zhou, T., Phi, P., Hui, D. &amp; Luo, Y. Global pattern of temperature sensitivity of soil heterotrophic respiration (Q(10)) and its implications for carbon-climate feedback. </text:span><text:span text:style-name="T4">J. Geophys. Res. Biogeosci.</text:span><text:span text:style-name="T1"> </text:span><text:span text:style-name="T2">114</text:span><text:span text:style-name="T1">, G02016 (2009).</text:span></text:p>
      <text:p text:style-name="Standard"><text:span text:style-name="T1">7.<text:tab/>Trumbore, S. E. &amp; Czimczik, C. I. An uncertain future for soil carbon. </text:span><text:span text:style-name="T4">Science</text:span><text:span text:style-name="T1"> </text:span><text:span text:style-name="T2">321</text:span><text:span text:style-name="T1">, 1455–1456 (2008). </text:span></text:p>
      <text:p text:style-name="Standard"><text:span text:style-name="T1">8.<text:tab/>Giardina, C. P., Litton, C. M., Crow, S. E. &amp; Asner, G. P. Warming-related increases in soil CO</text:span><text:span text:style-name="T9">2</text:span><text:span text:style-name="T1"> efflux are explained by increased below-ground carbon flux. </text:span><text:span text:style-name="T4">Nat. Clim. Chang.</text:span><text:span text:style-name="T1"> </text:span><text:span text:style-name="T2">4</text:span><text:span text:style-name="T1">, 822–827 (2014). </text:span></text:p>
      <text:p text:style-name="Standard"><text:span text:style-name="T1">9.<text:tab/>Bond-Lamberty, B. &amp; Thomson, A. M. A global database of soil respiration data. </text:span><text:span text:style-name="T4">Biogeosciences</text:span><text:span text:style-name="T1"> </text:span><text:span text:style-name="T2">7</text:span><text:span text:style-name="T1">, 1915–1926 (2010). </text:span></text:p>
      <text:p text:style-name="Standard"><text:span text:style-name="T1">10.<text:tab/>Jung, M. </text:span><text:span text:style-name="T4">et al.</text:span><text:span text:style-name="T1"> Global patterns of land-atmosphere fluxes of carbon dioxide, latent heat, and sensible heat derived from eddy covariance, satellite, and meteorological observations. </text:span><text:span text:style-name="T4">J. Geophys. Res. Biogeosci.</text:span><text:span text:style-name="T1"> </text:span><text:span text:style-name="T2">116</text:span><text:span text:style-name="T1">, G00J07 (2011).</text:span></text:p>
      <text:p text:style-name="Standard"><text:span text:style-name="T1">11.<text:tab/>Zhao, M., Heinsch, F. A., Nemani, R. R. &amp; Running, S. W. Improvements of the MODIS terrestrial gross and net primary production global data set. </text:span><text:span text:style-name="T4">Remote Sens. Environ.</text:span><text:span text:style-name="T1"> </text:span><text:span text:style-name="T2">95</text:span><text:span text:style-name="T1">, 164–176 (2005). </text:span></text:p>
      <text:p text:style-name="Standard"><text:span text:style-name="T1">12.<text:tab/>Baldocchi, D. D. ‘Breathing’ of the terrestrial biosphere: lessons learned from a global network of carbon dioxide flux measurement systems. </text:span><text:span text:style-name="T4">Aust. J. Bot.</text:span><text:span text:style-name="T1"> </text:span><text:span text:style-name="T2">56</text:span><text:span text:style-name="T1">, 1–26 (2008). </text:span></text:p>
      <text:p text:style-name="Standard"><text:span text:style-name="T1">13.<text:tab/>Crowther, T. W. </text:span><text:span text:style-name="T4">et al.</text:span><text:span text:style-name="T1"> Quantifying global soil carbon losses in response to warming. </text:span><text:span text:style-name="T4">Nature</text:span><text:span text:style-name="T1"> </text:span><text:span text:style-name="T2">540</text:span><text:span text:style-name="T1">, 104–108 (2016). </text:span></text:p>
      <text:p text:style-name="Standard"><text:span text:style-name="T1">14.<text:tab/>Lu, M. </text:span><text:span text:style-name="T4">et al.</text:span><text:span text:style-name="T1"> Responses of ecosystem carbon cycle to experimental warming: a meta-analysis. </text:span><text:span text:style-name="T4">Ecology</text:span><text:span text:style-name="T1"> </text:span><text:span text:style-name="T2">94</text:span><text:span text:style-name="T1">, 726–738 (2013). </text:span></text:p>
      <text:p text:style-name="Standard"><text:span text:style-name="T1">15.<text:tab/>Wang, X. </text:span><text:span text:style-name="T4">et al.</text:span><text:span text:style-name="T1"> Soil respiration under climate warming: differential response of heterotrophic and autotrophic respiration. </text:span><text:span text:style-name="T4">Glob. Change Biol.</text:span><text:span text:style-name="T1"> </text:span><text:span text:style-name="T2">20</text:span><text:span text:style-name="T1">, 3229–3237 (2014). </text:span></text:p>
      <text:p text:style-name="Standard"><text:span text:style-name="T1">16.<text:tab/>Zhou, L. </text:span><text:span text:style-name="T4">et al.</text:span><text:span text:style-name="T1"> Interactive effects of global change factors on soil respiration and its components: a meta-analysis. </text:span><text:span text:style-name="T4">Glob. Change Biol.</text:span><text:span text:style-name="T1"> </text:span><text:span text:style-name="T2">22</text:span><text:span text:style-name="T1">, 3157–3169 (2016). </text:span></text:p>
      <text:p text:style-name="Standard"><text:span text:style-name="T1">17.<text:tab/>Melillo, J. M. </text:span><text:span text:style-name="T4">et al.</text:span><text:span text:style-name="T1"> Long-term pattern and magnitude of soil carbon feedback to the climate system in a warming world. </text:span><text:span text:style-name="T4">Science</text:span><text:span text:style-name="T1"> </text:span><text:span text:style-name="T2">358</text:span><text:span text:style-name="T1">, 101–105 (2017). </text:span></text:p>
      <text:p text:style-name="Standard"><text:span text:style-name="T1">18.<text:tab/>Bond-Lamberty, B., Wang, C. &amp; Gower, S. T. A global relationship between the heterotrophic and autotrophic components of soil respiration? </text:span><text:span text:style-name="T4">Glob. Change Biol.</text:span><text:span text:style-name="T1"> </text:span><text:span text:style-name="T2">10</text:span><text:span text:style-name="T1">, 1756–1766 (2004). </text:span></text:p>
      <text:p text:style-name="Standard"><text:span text:style-name="T1">19.<text:tab/>Davidson, E. A. &amp; Janssens, I. A. Temperature sensitivity of soil carbon decomposition and feedbacks to climate change. </text:span><text:span text:style-name="T4">Nature</text:span><text:span text:style-name="T1"> </text:span><text:span text:style-name="T2">440</text:span><text:span text:style-name="T1">, 165–173 (2006). </text:span></text:p>
      <text:p text:style-name="Standard"><text:span text:style-name="T1">20.<text:tab/>Hursh, A. </text:span><text:span text:style-name="T4">et al.</text:span><text:span text:style-name="T1"> The sensitivity of soil respiration to soil temperature, moisture, and carbon supply at the global scale. </text:span><text:span text:style-name="T4">Glob. Change Biol.</text:span><text:span text:style-name="T1"> </text:span><text:span text:style-name="T2">23</text:span><text:span text:style-name="T1">, 2090–2103 (2017). </text:span></text:p>
      <text:p text:style-name="Standard"><text:span text:style-name="T1">21.<text:tab/>Vargas, R. </text:span><text:span text:style-name="T4">et al.</text:span><text:span text:style-name="T1"> On the multi-temporal correlation between photosynthesis and soil CO</text:span><text:span text:style-name="T9">2</text:span><text:span text:style-name="T1"> efflux: reconciling lags and observations. </text:span><text:span text:style-name="T4">New Phytol.</text:span><text:span text:style-name="T1"> </text:span><text:span text:style-name="T2">191</text:span><text:span text:style-name="T1">, 1006–1017 (2011). </text:span></text:p>
      <text:p text:style-name="Standard"><text:span text:style-name="T1">22.<text:tab/>Anav, A. </text:span><text:span text:style-name="T4">et al.</text:span><text:span text:style-name="T1"> Spatiotemporal patterns of terrestrial gross primary production: a review. </text:span><text:span text:style-name="T4">Rev. Geophys.</text:span><text:span text:style-name="T1"> </text:span><text:span text:style-name="T2">53</text:span><text:span text:style-name="T1">, 2015RG000483 (2015).</text:span></text:p>
      <text:p text:style-name="Standard"><text:span text:style-name="T1">23.<text:tab/>Warszawski, L. </text:span><text:span text:style-name="T4">et al.</text:span><text:span text:style-name="T1"> The Inter-Sectoral Impact Model Intercomparison Project (ISI-MIP): project framework. </text:span><text:span text:style-name="T4">Proc. Natl Acad. Sci. USA</text:span><text:span text:style-name="T1"> </text:span><text:span text:style-name="T2">111</text:span><text:span text:style-name="T1">, 3228–3232 (2014). </text:span></text:p>
      <text:p text:style-name="Standard"><text:span text:style-name="T1">24.<text:tab/>Falge, E. </text:span><text:span text:style-name="T4">et al.</text:span><text:span text:style-name="T1"> Seasonality of ecosystem respiration and gross primary production as derived from FLUXNET measurements. </text:span><text:span text:style-name="T4">Agric. For. Meteorol.</text:span><text:span text:style-name="T1"> </text:span><text:span text:style-name="T2">113</text:span><text:span text:style-name="T1">, 53–74 (2002). </text:span></text:p>
      <text:p text:style-name="Standard"><text:span text:style-name="T1">25.<text:tab/>Pilegaard, K., Ibrom, A., Courtney, M. S., Hummelshøj, P. &amp; Jensen, N. O. Increasing net CO</text:span><text:span text:style-name="T9">2</text:span><text:span text:style-name="T1"> uptake by a Danish beech forest during the period from 1996 to 2009. </text:span><text:span text:style-name="T4">Agric. For. Meteorol.</text:span><text:span text:style-name="T1"> </text:span><text:span text:style-name="T2">151</text:span><text:span text:style-name="T1">, 934–946 (2011). </text:span></text:p>
      <text:p text:style-name="Standard"><text:span text:style-name="T1">26.<text:tab/>Urbanski, S. P. </text:span><text:span text:style-name="T4">et al.</text:span><text:span text:style-name="T1"> Factors controlling CO</text:span><text:span text:style-name="T9">2</text:span><text:span text:style-name="T1"> exchange on timescales from hourly to decadal at Harvard Forest. </text:span><text:span text:style-name="T4">J. Geophys. Res.</text:span><text:span text:style-name="T1"> </text:span><text:span text:style-name="T2">112</text:span><text:span text:style-name="T1">, G02020 (2007). </text:span></text:p>
      <text:p text:style-name="Standard"><text:span text:style-name="T1">27.<text:tab/>Keenan, T. F. </text:span><text:span text:style-name="T4">et al.</text:span><text:span text:style-name="T1"> Increase in forest water-use efficiency as atmospheric carbon dioxide concentrations rise. </text:span><text:span text:style-name="T4">Nature</text:span><text:span text:style-name="T1"> </text:span><text:span text:style-name="T2">499</text:span><text:span text:style-name="T1">, 324–327 (2013). </text:span></text:p>
      <text:p text:style-name="Standard"><text:span text:style-name="T1">28.<text:tab/>Adamczyk, S., Adamczyk, B., Kitunen, V. &amp; Smolander, A. Monoterpenes and higher terpenes may inhibit enzyme activities in boreal forest soil. </text:span><text:span text:style-name="T4">Soil Biol. Biochem.</text:span><text:span text:style-name="T1"> </text:span><text:span text:style-name="T2">87</text:span><text:span text:style-name="T1">, 59–66 (2015).</text:span></text:p>
      <text:p text:style-name="Standard"><text:span text:style-name="T1">29.<text:tab/>Le Quéré, C. </text:span><text:span text:style-name="T4">et al.</text:span><text:span text:style-name="T1"> Global carbon budget 2016. </text:span><text:span text:style-name="T4">Earth Syst. Sci. Data</text:span><text:span text:style-name="T1"> </text:span><text:span text:style-name="T2">8</text:span><text:span text:style-name="T1">, 605–649 (2016). </text:span></text:p>
      <text:p text:style-name="Standard"><text:span text:style-name="T1">30.<text:tab/>Vargas, R., Paz, F. &amp; de Jong, B. Quantification of forest degradation and belowground carbon dynamics: ongoing challenges for monitoring, reporting and verification activities for REDD+. </text:span><text:span text:style-name="T4">Carbon Manag.</text:span><text:span text:style-name="T1"> </text:span><text:span text:style-name="T2">4</text:span><text:span text:style-name="T1">, 579–582 (2013). </text:span></text:p>
      <text:p text:style-name="Standard"><text:span text:style-name="T2">Acknowledgements</text:span><text:span text:style-name="T1"> We are indebted to the thousands of researchers who measured and published the data collected here. This work used eddy-covariance data acquired and shared by the FLUXNET community (see Methods). This research was supported by the US Department of Energy, Office of Science, Biological and Environmental Research as part of the Terrestrial Ecosystem Sciences Program. The Pacific Northwest National Laboratory is operated for DOE by Battelle Memorial Institute under contract DE-AC05-76RL01830. R.V. acknowledges support from NASA-CMS (80NSSC18K0173) and USDA (2014-67003-22070). C.M.G. received additional support from the National Science Foundation Division of Environmental Biology, Award 1353908.</text:span></text:p>
      <text:p text:style-name="Standard"><text:span text:style-name="T2">Reviewer information</text:span><text:span text:style-name="T1"> </text:span><text:span text:style-name="T4">Nature</text:span><text:span text:style-name="T1"> thanks A. Konings, K. Ogle and the other anonymous reviewer(s) for their contribution to the peer review of this work.</text:span></text:p>
      <text:p text:style-name="Standard"><text:span text:style-name="T2">Author contributions</text:span><text:span text:style-name="T1"> B.B.-L. conceived this study, and together with C.M.G. and R.V. designed the analysis. M.C. provided SIF data processing and expertise, and with V.L.B. furnished key insights. B.B.-L. wrote the manuscript in close collaboration with all authors.</text:span></text:p>
      <text:p text:style-name="Standard"><text:span text:style-name="T2">Competing interests:</text:span><text:span text:style-name="T1"> The authors declare no competing interests.</text:span></text:p>
      <text:p text:style-name="Standard"><text:span text:style-name="T1">Additional information</text:span></text:p>
      <text:p text:style-name="Standard"><text:span text:style-name="T2">Extended data</text:span><text:span text:style-name="T1"> is available for this paper at </text:span><text:span text:style-name="T2">[author: this URL will be automatically inserted]</text:span></text:p>
      <text:p text:style-name="Standard"><text:span text:style-name="T2">Supplementary information</text:span><text:span text:style-name="T1"> is available for this paper at </text:span><text:span text:style-name="T2">[author: this URL will be automatically inserted]</text:span></text:p>
      <text:p text:style-name="Standard"><text:span text:style-name="T2">Reprints and permissions information</text:span><text:span text:style-name="T1"> is available at www.nature.com/reprints.</text:span></text:p>
      <text:p text:style-name="Standard"><text:soft-page-break/><text:span text:style-name="T2">Correspondence and requests for materials</text:span><text:span text:style-name="T1"> should be addressed to B.B.-L.</text:span></text:p>
      <text:p text:style-name="Standard"><text:span text:style-name="T2">Publisher’s note:</text:span><text:span text:style-name="T1"> Springer Nature remains neutral with regard to jurisdictional claims in published maps and institutional affiliations.</text:span></text:p>
      <text:p text:style-name="P2"/>
      <text:p text:style-name="P7"><text:span text:style-name="T2">Table 1 Effects in linear model of how </text:span><text:span text:style-name="T3">R</text:span><text:span text:style-name="T10">H</text:span><text:span text:style-name="T2">:</text:span><text:span text:style-name="T3">R</text:span><text:span text:style-name="T10">S</text:span><text:span text:style-name="T2"> changes over tim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text:span text:style-name="T1">Effect</text:span></text:p>
          </table:table-cell>
          <table:table-cell table:style-name="Table1.A1" office:value-type="string">
            <text:p text:style-name="P3"><text:span text:style-name="T1">DF</text:span></text:p>
          </table:table-cell>
          <table:table-cell table:style-name="Table1.A1" office:value-type="string">
            <text:p text:style-name="P3"><text:span text:style-name="T1">SS</text:span></text:p>
          </table:table-cell>
          <table:table-cell table:style-name="Table1.A1" office:value-type="string">
            <text:p text:style-name="P3"><text:span text:style-name="T1">MS</text:span></text:p>
          </table:table-cell>
          <table:table-cell table:style-name="Table1.A1" office:value-type="string">
            <text:p text:style-name="P3"><text:span text:style-name="T4">F</text:span></text:p>
          </table:table-cell>
          <table:table-cell table:style-name="Table1.A1" office:value-type="string">
            <text:p text:style-name="P3"><text:span text:style-name="T4">P</text:span></text:p>
          </table:table-cell>
        </table:table-row>
        <table:table-row table:style-name="Table1.1">
          <table:table-cell table:style-name="Table1.A2" office:value-type="string">
            <text:p text:style-name="P3"><text:span text:style-name="T1">Year</text:span></text:p>
          </table:table-cell>
          <table:table-cell table:style-name="Table1.A2" office:value-type="string">
            <text:p text:style-name="P3"><text:span text:style-name="T1">1</text:span></text:p>
          </table:table-cell>
          <table:table-cell table:style-name="Table1.A2" office:value-type="string">
            <text:p text:style-name="P3"><text:span text:style-name="T1">0.151</text:span></text:p>
          </table:table-cell>
          <table:table-cell table:style-name="Table1.A2" office:value-type="string">
            <text:p text:style-name="P3"><text:span text:style-name="T1">0.159</text:span></text:p>
          </table:table-cell>
          <table:table-cell table:style-name="Table1.A2" office:value-type="string">
            <text:p text:style-name="P3"><text:span text:style-name="T1">6.972</text:span></text:p>
          </table:table-cell>
          <table:table-cell table:style-name="Table1.A2" office:value-type="string">
            <text:p text:style-name="P3"><text:span text:style-name="T1">0.009</text:span></text:p>
          </table:table-cell>
        </table:table-row>
        <table:table-row table:style-name="Table1.1">
          <table:table-cell table:style-name="Table1.A3" office:value-type="string">
            <text:p text:style-name="P3"><text:span text:style-name="T1">Disturbance</text:span></text:p>
          </table:table-cell>
          <table:table-cell table:style-name="Table1.A3" office:value-type="string">
            <text:p text:style-name="P3"><text:span text:style-name="T1">1</text:span></text:p>
          </table:table-cell>
          <table:table-cell table:style-name="Table1.A3" office:value-type="string">
            <text:p text:style-name="P3"><text:span text:style-name="T1">0.018</text:span></text:p>
          </table:table-cell>
          <table:table-cell table:style-name="Table1.A3" office:value-type="string">
            <text:p text:style-name="P3"><text:span text:style-name="T1">0.018</text:span></text:p>
          </table:table-cell>
          <table:table-cell table:style-name="Table1.A3" office:value-type="string">
            <text:p text:style-name="P3"><text:span text:style-name="T1">0.826</text:span></text:p>
          </table:table-cell>
          <table:table-cell table:style-name="Table1.A3" office:value-type="string">
            <text:p text:style-name="P3"><text:span text:style-name="T1">0.364</text:span></text:p>
          </table:table-cell>
        </table:table-row>
        <table:table-row table:style-name="Table1.1">
          <table:table-cell table:style-name="Table1.A3" office:value-type="string">
            <text:p text:style-name="P3"><text:span text:style-name="T1">Partitioning method</text:span></text:p>
          </table:table-cell>
          <table:table-cell table:style-name="Table1.A3" office:value-type="string">
            <text:p text:style-name="P3"><text:span text:style-name="T1">10</text:span></text:p>
          </table:table-cell>
          <table:table-cell table:style-name="Table1.A3" office:value-type="string">
            <text:p text:style-name="P3"><text:span text:style-name="T1">0.363</text:span></text:p>
          </table:table-cell>
          <table:table-cell table:style-name="Table1.A3" office:value-type="string">
            <text:p text:style-name="P3"><text:span text:style-name="T1">0.036</text:span></text:p>
          </table:table-cell>
          <table:table-cell table:style-name="Table1.A3" office:value-type="string">
            <text:p text:style-name="P3"><text:span text:style-name="T1">1.677</text:span></text:p>
          </table:table-cell>
          <table:table-cell table:style-name="Table1.A3" office:value-type="string">
            <text:p text:style-name="P3"><text:span text:style-name="T1">0.086</text:span></text:p>
          </table:table-cell>
        </table:table-row>
        <table:table-row table:style-name="Table1.1">
          <table:table-cell table:style-name="Table1.A3" office:value-type="string">
            <text:p text:style-name="P3"><text:span text:style-name="T1">MAT</text:span></text:p>
          </table:table-cell>
          <table:table-cell table:style-name="Table1.A3" office:value-type="string">
            <text:p text:style-name="P3"><text:span text:style-name="T1">1</text:span></text:p>
          </table:table-cell>
          <table:table-cell table:style-name="Table1.A3" office:value-type="string">
            <text:p text:style-name="P3"><text:span text:style-name="T1">0.439</text:span></text:p>
          </table:table-cell>
          <table:table-cell table:style-name="Table1.A3" office:value-type="string">
            <text:p text:style-name="P3"><text:span text:style-name="T1">0.439</text:span></text:p>
          </table:table-cell>
          <table:table-cell table:style-name="Table1.A3" office:value-type="string">
            <text:p text:style-name="P3"><text:span text:style-name="T1">20.293</text:span></text:p>
          </table:table-cell>
          <table:table-cell table:style-name="Table1.A3" office:value-type="string">
            <text:p text:style-name="P3"><text:span text:style-name="T1">&lt;0.001</text:span></text:p>
          </table:table-cell>
        </table:table-row>
        <table:table-row table:style-name="Table1.1">
          <table:table-cell table:style-name="Table1.A3" office:value-type="string">
            <text:p text:style-name="P3"><text:span text:style-name="T1">MAP</text:span></text:p>
          </table:table-cell>
          <table:table-cell table:style-name="Table1.A3" office:value-type="string">
            <text:p text:style-name="P3"><text:span text:style-name="T1">1</text:span></text:p>
          </table:table-cell>
          <table:table-cell table:style-name="Table1.A3" office:value-type="string">
            <text:p text:style-name="P3"><text:span text:style-name="T1">0.005</text:span></text:p>
          </table:table-cell>
          <table:table-cell table:style-name="Table1.A3" office:value-type="string">
            <text:p text:style-name="P3"><text:span text:style-name="T1">0.005</text:span></text:p>
          </table:table-cell>
          <table:table-cell table:style-name="Table1.A3" office:value-type="string">
            <text:p text:style-name="P3"><text:span text:style-name="T1">0.238</text:span></text:p>
          </table:table-cell>
          <table:table-cell table:style-name="Table1.A3" office:value-type="string">
            <text:p text:style-name="P3"><text:span text:style-name="T1">0.626</text:span></text:p>
          </table:table-cell>
        </table:table-row>
        <table:table-row table:style-name="Table1.1">
          <table:table-cell table:style-name="Table1.A3" office:value-type="string">
            <text:p text:style-name="P3"><text:span text:style-name="T1">SOC</text:span></text:p>
          </table:table-cell>
          <table:table-cell table:style-name="Table1.A3" office:value-type="string">
            <text:p text:style-name="P3"><text:span text:style-name="T1">1</text:span></text:p>
          </table:table-cell>
          <table:table-cell table:style-name="Table1.A3" office:value-type="string">
            <text:p text:style-name="P3"><text:span text:style-name="T1">0.408</text:span></text:p>
          </table:table-cell>
          <table:table-cell table:style-name="Table1.A3" office:value-type="string">
            <text:p text:style-name="P3"><text:span text:style-name="T1">0.408</text:span></text:p>
          </table:table-cell>
          <table:table-cell table:style-name="Table1.A3" office:value-type="string">
            <text:p text:style-name="P3"><text:span text:style-name="T1">18.877</text:span></text:p>
          </table:table-cell>
          <table:table-cell table:style-name="Table1.A3" office:value-type="string">
            <text:p text:style-name="P3"><text:span text:style-name="T1">&lt;0.001</text:span></text:p>
          </table:table-cell>
        </table:table-row>
        <table:table-row table:style-name="Table1.1">
          <table:table-cell table:style-name="Table1.A3" office:value-type="string">
            <text:p text:style-name="P3"><text:span text:style-name="T1">Year * Method</text:span></text:p>
          </table:table-cell>
          <table:table-cell table:style-name="Table1.A3" office:value-type="string">
            <text:p text:style-name="P3"><text:span text:style-name="T1">7</text:span></text:p>
          </table:table-cell>
          <table:table-cell table:style-name="Table1.A3" office:value-type="string">
            <text:p text:style-name="P3"><text:span text:style-name="T1">0.432</text:span></text:p>
          </table:table-cell>
          <table:table-cell table:style-name="Table1.A3" office:value-type="string">
            <text:p text:style-name="P3"><text:span text:style-name="T1">0.062</text:span></text:p>
          </table:table-cell>
          <table:table-cell table:style-name="Table1.A3" office:value-type="string">
            <text:p text:style-name="P3"><text:span text:style-name="T1">2.853</text:span></text:p>
          </table:table-cell>
          <table:table-cell table:style-name="Table1.A3" office:value-type="string">
            <text:p text:style-name="P3"><text:span text:style-name="T1">0.007</text:span></text:p>
          </table:table-cell>
        </table:table-row>
        <table:table-row table:style-name="Table1.1">
          <table:table-cell table:style-name="Table1.A3" office:value-type="string">
            <text:p text:style-name="P3"><text:span text:style-name="T1">MAT * MAP</text:span></text:p>
          </table:table-cell>
          <table:table-cell table:style-name="Table1.A3" office:value-type="string">
            <text:p text:style-name="P3"><text:span text:style-name="T1">1</text:span></text:p>
          </table:table-cell>
          <table:table-cell table:style-name="Table1.A3" office:value-type="string">
            <text:p text:style-name="P3"><text:span text:style-name="T1">0.075</text:span></text:p>
          </table:table-cell>
          <table:table-cell table:style-name="Table1.A3" office:value-type="string">
            <text:p text:style-name="P3"><text:span text:style-name="T1">0.075</text:span></text:p>
          </table:table-cell>
          <table:table-cell table:style-name="Table1.A3" office:value-type="string">
            <text:p text:style-name="P3"><text:span text:style-name="T1">3.460</text:span></text:p>
          </table:table-cell>
          <table:table-cell table:style-name="Table1.A3" office:value-type="string">
            <text:p text:style-name="P3"><text:span text:style-name="T1">0.064</text:span></text:p>
          </table:table-cell>
        </table:table-row>
        <table:table-row table:style-name="Table1.1">
          <table:table-cell table:style-name="Table1.A3" office:value-type="string">
            <text:p text:style-name="P3"><text:span text:style-name="T1">Year * SOC</text:span></text:p>
          </table:table-cell>
          <table:table-cell table:style-name="Table1.A3" office:value-type="string">
            <text:p text:style-name="P3"><text:span text:style-name="T1">1</text:span></text:p>
          </table:table-cell>
          <table:table-cell table:style-name="Table1.A3" office:value-type="string">
            <text:p text:style-name="P3"><text:span text:style-name="T1">0.058</text:span></text:p>
          </table:table-cell>
          <table:table-cell table:style-name="Table1.A3" office:value-type="string">
            <text:p text:style-name="P3"><text:span text:style-name="T1">0.058</text:span></text:p>
          </table:table-cell>
          <table:table-cell table:style-name="Table1.A3" office:value-type="string">
            <text:p text:style-name="P3"><text:span text:style-name="T1">2.656</text:span></text:p>
          </table:table-cell>
          <table:table-cell table:style-name="Table1.A3" office:value-type="string">
            <text:p text:style-name="P3"><text:span text:style-name="T1">0.104</text:span></text:p>
          </table:table-cell>
        </table:table-row>
        <table:table-row table:style-name="Table1.1">
          <table:table-cell table:style-name="Table1.A11" office:value-type="string">
            <text:p text:style-name="P3"><text:span text:style-name="T1">Residuals</text:span></text:p>
          </table:table-cell>
          <table:table-cell table:style-name="Table1.A11" office:value-type="string">
            <text:p text:style-name="P3"><text:span text:style-name="T1">293</text:span></text:p>
          </table:table-cell>
          <table:table-cell table:style-name="Table1.A11" office:value-type="string">
            <text:p text:style-name="P3"><text:span text:style-name="T1">6.339</text:span></text:p>
          </table:table-cell>
          <table:table-cell table:style-name="Table1.A11" office:value-type="string">
            <text:p text:style-name="P3"><text:span text:style-name="T1">0.022</text:span></text:p>
          </table:table-cell>
          <table:table-cell table:style-name="Table1.A11" office:value-type="string">
            <text:p text:style-name="P4"/>
          </table:table-cell>
          <table:table-cell table:style-name="Table1.A11" office:value-type="string">
            <text:p text:style-name="P4"/>
          </table:table-cell>
        </table:table-row>
      </table:table>
      <text:p text:style-name="Standard"><text:span text:style-name="T1">This table summarizes the significant effects in the linear model examining how </text:span><text:span text:style-name="T4">R</text:span><text:span text:style-name="T9">H</text:span><text:span text:style-name="T1">:</text:span><text:span text:style-name="T4">R</text:span><text:span text:style-name="T9">S</text:span><text:span text:style-name="T1"> changes over time. Effects tested include year of observation, disturbance (ecosystem coded as aggrading versus mature), method used to partition </text:span><text:span text:style-name="T4">R</text:span><text:span text:style-name="T9">H</text:span><text:span text:style-name="T1"> from </text:span><text:span text:style-name="T4">R</text:span><text:span text:style-name="T9">S</text:span><text:span text:style-name="T1">, land cover (deciduous forest, evergreen forest, grassland, savanna, other), MAT, MAP and SOC. Terms that were not significant in the final model do not appear in the table. Columns include degrees of freedom (DF), sum of squares, mean sum of squares, </text:span><text:span text:style-name="T4">F</text:span><text:span text:style-name="T1"> statistic, and </text:span><text:span text:style-name="T4">P</text:span><text:span text:style-name="T1"> value. An asterisk denotes an effect interaction.</text:span></text:p>
      <text:p text:style-name="P2"/>
      <text:p text:style-name="P7"><text:span text:style-name="T2">Table 2 Evidence supporting a global rise in soil </text:span><text:span text:style-name="T3">R</text:span><text:span text:style-name="T10">H</text:span><text:span text:style-name="T2">.</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text:span text:style-name="T1">Test</text:span></text:p>
          </table:table-cell>
          <table:table-cell table:style-name="Table2.A1" office:value-type="string">
            <text:p text:style-name="P3"><text:span text:style-name="T1">N</text:span></text:p>
          </table:table-cell>
          <table:table-cell table:style-name="Table2.A1" office:value-type="string">
            <text:p text:style-name="P3"><text:span text:style-name="T1">Temporal trend?</text:span></text:p>
          </table:table-cell>
          <table:table-cell table:style-name="Table2.A1" office:value-type="string">
            <text:p text:style-name="P3"><text:span text:style-name="T1">Land cover significant?</text:span></text:p>
          </table:table-cell>
        </table:table-row>
        <table:table-row table:style-name="Table2.1">
          <table:table-cell table:style-name="Table2.A2" office:value-type="string">
            <text:p text:style-name="P3"><text:span text:style-name="T1"> </text:span><text:span text:style-name="T4">R</text:span><text:span text:style-name="T9">H</text:span><text:span text:style-name="T1">:</text:span><text:span text:style-name="T4">R</text:span><text:span text:style-name="T9">S</text:span></text:p>
          </table:table-cell>
          <table:table-cell table:style-name="Table2.B2" office:value-type="string">
            <text:p text:style-name="P3"><text:span text:style-name="T1">318</text:span></text:p>
          </table:table-cell>
          <table:table-cell table:style-name="Table2.C2" office:value-type="string">
            <text:p text:style-name="P3"><text:span text:style-name="T1">Yes</text:span></text:p>
          </table:table-cell>
          <table:table-cell table:style-name="Table2.D2" office:value-type="string">
            <text:p text:style-name="P3"><text:span text:style-name="T1">No</text:span></text:p>
          </table:table-cell>
        </table:table-row>
        <table:table-row table:style-name="Table2.1">
          <table:table-cell table:style-name="Table2.A3" office:value-type="string">
            <text:p text:style-name="P3"><text:span text:style-name="T1"> </text:span><text:span text:style-name="T4">R</text:span><text:span text:style-name="T9">H</text:span><text:span text:style-name="T1">:GPP</text:span><text:span text:style-name="T9">MTE</text:span></text:p>
          </table:table-cell>
          <table:table-cell table:style-name="Table2.B3" office:value-type="string">
            <text:p text:style-name="P3"><text:span text:style-name="T1">266</text:span></text:p>
          </table:table-cell>
          <table:table-cell table:style-name="Table2.C3" office:value-type="string">
            <text:p text:style-name="P3"><text:span text:style-name="T1">Yes</text:span></text:p>
          </table:table-cell>
          <table:table-cell table:style-name="Table2.D3" office:value-type="string">
            <text:p text:style-name="P3"><text:span text:style-name="T1">No</text:span></text:p>
          </table:table-cell>
        </table:table-row>
        <table:table-row table:style-name="Table2.1">
          <table:table-cell table:style-name="Table2.A4" office:value-type="string">
            <text:p text:style-name="P3"><text:span text:style-name="T1"> </text:span><text:span text:style-name="T4">R</text:span><text:span text:style-name="T9">S</text:span><text:span text:style-name="T1">:GPP</text:span><text:span text:style-name="T9">MTE</text:span></text:p>
          </table:table-cell>
          <table:table-cell table:style-name="Table2.B4" office:value-type="string">
            <text:p text:style-name="P3"><text:span text:style-name="T1">1622</text:span></text:p>
          </table:table-cell>
          <table:table-cell table:style-name="Table2.C4" office:value-type="string">
            <text:p text:style-name="P3"><text:span text:style-name="T1">Yes *</text:span></text:p>
          </table:table-cell>
          <table:table-cell table:style-name="Table2.D4" office:value-type="string">
            <text:p text:style-name="P3"><text:span text:style-name="T1">Yes</text:span></text:p>
          </table:table-cell>
        </table:table-row>
        <table:table-row table:style-name="Table2.1">
          <table:table-cell table:style-name="Table2.A5" office:value-type="string">
            <text:p text:style-name="P3"><text:span text:style-name="T1"> </text:span><text:span text:style-name="T4">R</text:span><text:span text:style-name="T9">H</text:span><text:span text:style-name="T1">:GPP</text:span><text:span text:style-name="T9">MODIS</text:span></text:p>
          </table:table-cell>
          <table:table-cell table:style-name="Table2.B5" office:value-type="string">
            <text:p text:style-name="P3"><text:span text:style-name="T1">251</text:span></text:p>
          </table:table-cell>
          <table:table-cell table:style-name="Table2.C5" office:value-type="string">
            <text:p text:style-name="P3"><text:span text:style-name="T1">Yes</text:span></text:p>
          </table:table-cell>
          <table:table-cell table:style-name="Table2.D5" office:value-type="string">
            <text:p text:style-name="P3"><text:span text:style-name="T1">Yes</text:span></text:p>
          </table:table-cell>
        </table:table-row>
        <table:table-row table:style-name="Table2.1">
          <table:table-cell table:style-name="Table2.A6" office:value-type="string">
            <text:p text:style-name="P3"><text:span text:style-name="T1"> </text:span><text:span text:style-name="T4">R</text:span><text:span text:style-name="T9">S</text:span><text:span text:style-name="T1">:GPP</text:span><text:span text:style-name="T9">MODIS</text:span></text:p>
          </table:table-cell>
          <table:table-cell table:style-name="Table2.B6" office:value-type="string">
            <text:p text:style-name="P3"><text:span text:style-name="T1">1256</text:span></text:p>
          </table:table-cell>
          <table:table-cell table:style-name="Table2.C6" office:value-type="string">
            <text:p text:style-name="P3"><text:span text:style-name="T1">Yes</text:span></text:p>
          </table:table-cell>
          <table:table-cell table:style-name="Table2.D6" office:value-type="string">
            <text:p text:style-name="P3"><text:span text:style-name="T1">Yes</text:span></text:p>
          </table:table-cell>
        </table:table-row>
        <table:table-row table:style-name="Table2.1">
          <table:table-cell table:style-name="Table2.A7" office:value-type="string">
            <text:p text:style-name="P3"><text:span text:style-name="T1"> </text:span><text:span text:style-name="T4">R</text:span><text:span text:style-name="T9">H</text:span><text:span text:style-name="T1">:SIF</text:span><text:span text:style-name="T9">SCIA</text:span></text:p>
          </table:table-cell>
          <table:table-cell table:style-name="Table2.B7" office:value-type="string">
            <text:p text:style-name="P3"><text:span text:style-name="T1">183</text:span></text:p>
          </table:table-cell>
          <table:table-cell table:style-name="Table2.C7" office:value-type="string">
            <text:p text:style-name="P3"><text:span text:style-name="T1">Yes</text:span></text:p>
          </table:table-cell>
          <table:table-cell table:style-name="Table2.D7" office:value-type="string">
            <text:p text:style-name="P3"><text:span text:style-name="T1">No</text:span></text:p>
          </table:table-cell>
        </table:table-row>
        <table:table-row table:style-name="Table2.1">
          <table:table-cell table:style-name="Table2.A8" office:value-type="string">
            <text:p text:style-name="P3"><text:span text:style-name="T1"> </text:span><text:span text:style-name="T4">R</text:span><text:span text:style-name="T9">S</text:span><text:span text:style-name="T1">:SIF</text:span><text:span text:style-name="T9">SCIA</text:span></text:p>
          </table:table-cell>
          <table:table-cell table:style-name="Table2.B8" office:value-type="string">
            <text:p text:style-name="P3"><text:span text:style-name="T1">879</text:span></text:p>
          </table:table-cell>
          <table:table-cell table:style-name="Table2.C8" office:value-type="string">
            <text:p text:style-name="P3"><text:span text:style-name="T1">Yes</text:span></text:p>
          </table:table-cell>
          <table:table-cell table:style-name="Table2.D8" office:value-type="string">
            <text:p text:style-name="P3"><text:span text:style-name="T1">No</text:span></text:p>
          </table:table-cell>
        </table:table-row>
        <table:table-row table:style-name="Table2.1">
          <table:table-cell table:style-name="Table2.A9" office:value-type="string">
            <text:p text:style-name="P3"><text:span text:style-name="T1"> </text:span><text:span text:style-name="T4">R</text:span><text:span text:style-name="T9">H</text:span><text:span text:style-name="T1">:SIF</text:span><text:span text:style-name="T9">GOME2</text:span></text:p>
          </table:table-cell>
          <table:table-cell table:style-name="Table2.B9" office:value-type="string">
            <text:p text:style-name="P3"><text:span text:style-name="T1">90</text:span></text:p>
          </table:table-cell>
          <table:table-cell table:style-name="Table2.C9" office:value-type="string">
            <text:p text:style-name="P3"><text:span text:style-name="T1">No</text:span></text:p>
          </table:table-cell>
          <table:table-cell table:style-name="Table2.D9" office:value-type="string">
            <text:p text:style-name="P3"><text:span text:style-name="T1">No</text:span></text:p>
          </table:table-cell>
        </table:table-row>
        <table:table-row table:style-name="Table2.1">
          <table:table-cell table:style-name="Table2.A10" office:value-type="string">
            <text:p text:style-name="P3"><text:span text:style-name="T1"> </text:span><text:span text:style-name="T4">R</text:span><text:span text:style-name="T9">S</text:span><text:span text:style-name="T1">:SIF</text:span><text:span text:style-name="T9">GOME2</text:span></text:p>
          </table:table-cell>
          <table:table-cell table:style-name="Table2.B10" office:value-type="string">
            <text:p text:style-name="P3"><text:span text:style-name="T1">402</text:span></text:p>
          </table:table-cell>
          <table:table-cell table:style-name="Table2.C10" office:value-type="string">
            <text:p text:style-name="P3"><text:span text:style-name="T1">Yes</text:span></text:p>
          </table:table-cell>
          <table:table-cell table:style-name="Table2.D10" office:value-type="string">
            <text:p text:style-name="P3"><text:span text:style-name="T1">No</text:span></text:p>
          </table:table-cell>
        </table:table-row>
        <table:table-row table:style-name="Table2.1">
          <table:table-cell table:style-name="Table2.A11" office:value-type="string">
            <text:p text:style-name="P3"><text:span text:style-name="T1"> </text:span><text:span text:style-name="T4">R</text:span><text:span text:style-name="T9">S</text:span><text:span text:style-name="T1">:GPP</text:span><text:span text:style-name="T9">fluxnet</text:span></text:p>
          </table:table-cell>
          <table:table-cell table:style-name="Table2.B11" office:value-type="string">
            <text:p text:style-name="P3"><text:span text:style-name="T1">121</text:span></text:p>
          </table:table-cell>
          <table:table-cell table:style-name="Table2.C11" office:value-type="string">
            <text:p text:style-name="P3"><text:span text:style-name="T1">No</text:span></text:p>
          </table:table-cell>
          <table:table-cell table:style-name="Table2.D11" office:value-type="string">
            <text:p text:style-name="P3"><text:span text:style-name="T1">Yes</text:span></text:p>
          </table:table-cell>
        </table:table-row>
        <table:table-row table:style-name="Table2.1">
          <table:table-cell table:style-name="Table2.A12" office:value-type="string">
            <text:p text:style-name="P3"><text:span text:style-name="T1"> NEE</text:span><text:span text:style-name="T9">night</text:span><text:span text:style-name="T1">:GPP</text:span><text:span text:style-name="T9">fluxnet</text:span></text:p>
          </table:table-cell>
          <table:table-cell table:style-name="Table2.B12" office:value-type="string">
            <text:p text:style-name="P3"><text:span text:style-name="T1">1162</text:span></text:p>
          </table:table-cell>
          <table:table-cell table:style-name="Table2.C12" office:value-type="string">
            <text:p text:style-name="P3"><text:span text:style-name="T1">Yes</text:span></text:p>
          </table:table-cell>
          <table:table-cell table:style-name="Table2.D12" office:value-type="string">
            <text:p text:style-name="P3"><text:span text:style-name="T1">Yes</text:span></text:p>
          </table:table-cell>
        </table:table-row>
        <table:table-row table:style-name="Table2.1">
          <table:table-cell table:style-name="Table2.A13" office:value-type="string">
            <text:p text:style-name="P3"><text:span text:style-name="T1"> </text:span><text:span text:style-name="T4">R</text:span><text:span text:style-name="T9">H</text:span><text:span text:style-name="T1">:GPP</text:span><text:span text:style-name="T9">ISIMIP</text:span></text:p>
          </table:table-cell>
          <table:table-cell table:style-name="Table2.B13" office:value-type="string">
            <text:p text:style-name="P3"><text:span text:style-name="T1">263</text:span></text:p>
          </table:table-cell>
          <table:table-cell table:style-name="Table2.C13" office:value-type="string">
            <text:p text:style-name="P3"><text:span text:style-name="T1">Yes</text:span></text:p>
          </table:table-cell>
          <table:table-cell table:style-name="Table2.D13" office:value-type="string">
            <text:p text:style-name="P3"><text:span text:style-name="T1">No</text:span></text:p>
          </table:table-cell>
        </table:table-row>
        <table:table-row table:style-name="Table2.1">
          <table:table-cell table:style-name="Table2.A14" office:value-type="string">
            <text:p text:style-name="P3"><text:span text:style-name="T4">R</text:span><text:span text:style-name="T9">H</text:span><text:span text:style-name="T1"> climate response</text:span></text:p>
          </table:table-cell>
          <table:table-cell table:style-name="Table2.B14" office:value-type="string">
            <text:p text:style-name="P3"><text:span text:style-name="T1">332</text:span></text:p>
          </table:table-cell>
          <table:table-cell table:style-name="Table2.C14" office:value-type="string">
            <text:p text:style-name="P3"><text:span text:style-name="T1">N/A</text:span></text:p>
          </table:table-cell>
          <table:table-cell table:style-name="Table2.D14" office:value-type="string">
            <text:p text:style-name="P3"><text:span text:style-name="T1">No</text:span></text:p>
          </table:table-cell>
        </table:table-row>
      </table:table>
      <text:p text:style-name="Standard"><text:span text:style-name="T1">Tests examined changes in ratios of </text:span><text:span text:style-name="T4">R</text:span><text:span text:style-name="T9">H</text:span><text:span text:style-name="T1"> to </text:span><text:span text:style-name="T4">R</text:span><text:span text:style-name="T9">S</text:span><text:span text:style-name="T1">; </text:span><text:span text:style-name="T4">R</text:span><text:span text:style-name="T9">H</text:span><text:span text:style-name="T1"> and </text:span><text:span text:style-name="T4">R</text:span><text:span text:style-name="T9">S</text:span><text:span text:style-name="T1"> to GPP and SIF; NEE</text:span><text:span text:style-name="T9">night</text:span><text:span text:style-name="T1"> to FLUXNET</text:span><text:span text:style-name="T6">12</text:span><text:span text:style-name="T1"> GPP; ISIMIP</text:span><text:span text:style-name="T6">23</text:span><text:span text:style-name="T1"> GPP; and the response of </text:span><text:span text:style-name="T4">R</text:span><text:span text:style-name="T9">H</text:span><text:span text:style-name="T1"> to climate. Columns include number of observations (</text:span><text:span text:style-name="T4">N</text:span><text:span text:style-name="T1">), significance (</text:span><text:span text:style-name="T4">P</text:span><text:span text:style-name="T1"> &lt; 0.05) of a 1989–2014 temporal trend after climate and other factors are accounted for in a linear regression, and whether the temporal trend was influenced by land cover (coniferous forest, deciduous forest, grassland, savanna, other). All temporal trends were also significant in a Theil–Sen robust regression unless otherwise noted with an asterisk.</text:span></text:p>
      <text:p text:style-name="P1"/>
      <text:p text:style-name="P2"/>
      <text:p text:style-name="P7"><text:span text:style-name="T2">Figure 1</text:span><text:span text:style-name="T1"> </text:span><text:span text:style-name="T2">Changes in </text:span><text:span text:style-name="T3">R</text:span><text:span text:style-name="T10">H</text:span><text:span text:style-name="T2">:</text:span><text:span text:style-name="T3">R</text:span><text:span text:style-name="T10">S</text:span><text:span text:style-name="T2"> over time.</text:span><text:span text:style-name="T1"> Data are drawn from unmanaged, unmanipulated ecosystems in a global soil respiration database</text:span><text:span text:style-name="T6">9</text:span><text:span text:style-name="T1">, binned into 8–9 year groups (this binning is for display only, and was not part of the statistical analysis summarized in Table 1), and shown with linear regression lines; for clarity, one extremely low value is not shown. Note logarithmic axes. Inset, changes in </text:span><text:span text:style-name="T4">R</text:span><text:span text:style-name="T9">H</text:span><text:span text:style-name="T1">:</text:span><text:span text:style-name="T4">R</text:span><text:span text:style-name="T9">S</text:span><text:span text:style-name="T1"> density distribution over time. See also Extended Data Table 1.</text:span></text:p>
      <text:p text:style-name="Standard"><text:span text:style-name="T2">Figure 2</text:span><text:span text:style-name="T1"> </text:span><text:span text:style-name="T2">Changes in ratios of RH and RS to GPP and SIF over time. a</text:span><text:span text:style-name="T1">, Changes in the ratio of respiration to GPP and SIF over time. Two respiration fluxes (</text:span><text:span text:style-name="T4">R</text:span><text:span text:style-name="T9">H</text:span><text:span text:style-name="T1"> and </text:span><text:span text:style-name="T4">R</text:span><text:span text:style-name="T9">S</text:span><text:span text:style-name="T1">), two GPP sources (the MTE and MODIS datasets), and two SIF sources (the SCIAMACHY and GOME-2 datasets) are shown. For clarity, several high-ratio points are cut off. Points and linear regression lines are coloured by land cover (see key in </text:span><text:span text:style-name="T2">b</text:span><text:span text:style-name="T1">); lines in a panel imply that the overall temporal trend was significant in that panel. Grey shading shows 95% confidence intervals; residuals from these models are shown in Extended Data Fig. 3. </text:span><text:span text:style-name="T2">b</text:span><text:span text:style-name="T1">, Changes in the ratio of field-measured </text:span><text:span text:style-name="T4">R</text:span><text:span text:style-name="T9">H</text:span><text:span text:style-name="T1"> to GPP modelled by suite of land models</text:span><text:span text:style-name="T6">23</text:span><text:span text:style-name="T1"> over time. The trend line shows the statistically significant (</text:span><text:span text:style-name="T4">P</text:span><text:span text:style-name="T1"> &lt; 0.001) positive temporal trend in </text:span><text:span text:style-name="T4">R</text:span><text:span text:style-name="T9">H</text:span><text:span text:style-name="T1">:GPP when fitting a model using the GPP of ISIMIP models (see Table 1) accounting for climate, land cover, disturbance and so on. </text:span><text:span text:style-name="T2">c</text:span><text:span text:style-name="T1">, Site-specific </text:span><text:span text:style-name="T4">R</text:span><text:span text:style-name="T9">H</text:span><text:span text:style-name="T1"> trends in managed, unmanaged and natural ecosystems. Linear trend (not rising, slope  0, versus rising, slope &gt;0) of </text:span><text:span text:style-name="T4">R</text:span><text:span text:style-name="T9">H</text:span><text:span text:style-name="T1"> for sites in the SRDB</text:span><text:span text:style-name="T6">9</text:span><text:span text:style-name="T1"> reporting at least three annual </text:span><text:span text:style-name="T4">R</text:span><text:span text:style-name="T9">H</text:span><text:span text:style-name="T1"> measurements over at least eight years.</text:span></text:p>
      <text:p text:style-name="P2"/>
      <text:p text:style-name="P7"><text:span text:style-name="T2">METHODS SUMMARY</text:span></text:p>
      <text:p text:style-name="Standard"><text:span text:style-name="T2">Datasets</text:span></text:p>
      <text:p text:style-name="Standard"><text:span text:style-name="T1">This study used version v20170630a of the Global Soil Respiration Database (SRDB)</text:span><text:span text:style-name="T6">9</text:span><text:span text:style-name="T1">, downloaded 30 June 2017 from https://github.com/bpbond/srdb. We used only records in the SRDB from studies that (i) reported annual </text:span><text:span text:style-name="T4">R</text:span><text:span text:style-name="T9">H</text:span><text:span text:style-name="T1"> and/or </text:span><text:span text:style-name="T4">R</text:span><text:span text:style-name="T9">S</text:span><text:span text:style-name="T1">; (ii) had spatial (longitude and latitude) and temporal (measurement years) information; (iii) took place in natural or unmanaged ecosystems; (iv) had no experimental manipulation; and (v) used infrared gas analysers or gas chromatography (as opposed to for example, soda lime measurements that may underestimate CO</text:span><text:span text:style-name="T9">2</text:span><text:span text:style-name="T1"> fluxes).</text:span></text:p>
      <text:p text:style-name="Standard"><text:span text:style-name="T1">In general, the SRDB is oriented to seasonal to annual </text:span><text:span text:style-name="T4">R</text:span><text:span text:style-name="T9">S</text:span><text:span text:style-name="T1"> data, and focuses on spatial breadth (a large number of sites around the world) rather than temporal detail (it does not attempt to capture continuous </text:span><text:span text:style-name="T4">R</text:span><text:span text:style-name="T9">S</text:span><text:span text:style-name="T1"> measurements, for example). The annual fluxes used here occasionally come from continuous year-round measurements, but more often are computed by authors from interpolated manual measurements (mean measurement separation, 21 days; mean annual coverage, 89%). Such interpolation generally produces robust annual flux estimates</text:span><text:span text:style-name="T6">31,32</text:span><text:span text:style-name="T1">. Each site (that is, each unique longitude/latitude/ecosystem type combination) has on average 1.8–2.0 years of data, although a few have longer available records (see below).</text:span></text:p>
      <text:p text:style-name="Standard"><text:span text:style-name="T1">These data (</text:span><text:span text:style-name="T4">N</text:span><text:span text:style-name="T1"> = 334 for </text:span><text:span text:style-name="T4">R</text:span><text:span text:style-name="T9">H</text:span><text:span text:style-name="T1"> and </text:span><text:span text:style-name="T4">N</text:span><text:span text:style-name="T1"> = 1,852 for </text:span><text:span text:style-name="T4">R</text:span><text:span text:style-name="T9">S</text:span><text:span text:style-name="T1">) were then spatially and temporally matched with a variety of ancillary datasets using the R ‘raster’ package version 2.5.8. Air temperature, precipitation and potential evapotranspiration came from the CRUTEM4 (Climatic Research Unit, University of East Anglia) climate data</text:span><text:span text:style-name="T6">33</text:span><text:span text:style-name="T1"> downloaded 5 January 2017 from http://www.cru.uea.ac.uk/data. Because precipitation has higher uncertainty than temperature, and is only indirectly linked with the soil moisture that directly affects soil respiratory metabolism, we also examined the ESA Soil Moisture Climate Change Initiative (CCI) 'Combined' dataset, Version 02.2, downloaded 6 June 2017 from http://data.ceda.ac.uk/neodc/esacci/soil_moisture/data/daily_files/COMBINED/v02.2/. Using these data instead of the CRU precipitation data did not change the overall results, but the ESA–CCI dataset has poor or no coverage in cloudy tropical regions (see ref. </text:span><text:span text:style-name="T6">34</text:span><text:span text:style-name="T1"> for example and also http://www.esa-soilmoisture-cci.org/node/93), and when linked with the SRDB data under analysis here, 8% of data lacked soil moisture values, versus 5 (0.1%) lacking precipitation. We thus proceeded using precipitation only.</text:span></text:p>
      <text:p text:style-name="Standard"><text:span text:style-name="T1">The bulk density and soil organic C content variables of the SoilGrids 1 km dataset</text:span><text:span text:style-name="T6">35</text:span><text:span text:style-name="T1"> were downloaded on 8 January 2017 from </text:span><text:a xlink:type="simple" xlink:href="https://soilgrids.org" text:style-name="ListLabel_20_10" text:visited-style-name="ListLabel_20_10"><text:span text:style-name="Internet_20_link"><text:span text:style-name="T1">https://soilgrids.org</text:span></text:span></text:a><text:span text:style-name="T1"> and used for a simple computation of 1 m SOC stock (as bulk density times C concentration). The geographic location of a few (around 10) soil respiration observations was missing in the SoilGrids dataset, and for these we substituted biome- and ecosystem-specific median values.</text:span></text:p>
      <text:p text:style-name="Standard"><text:span text:style-name="T1">We used two global GPP datasets: the 1982–2011 MTE</text:span><text:span text:style-name="T6">10</text:span><text:span text:style-name="T1"> GPP dataset, downloaded on 5 January 2017 from https://www.bgc-jena.mpg.de/bgi/index.php/Services/Overview, and the 2000–2015 MODIS GPP dataset</text:span><text:span text:style-name="T6">11</text:span><text:span text:style-name="T1"> downloaded on 6 January 2017 from </text:span><text:a xlink:type="simple" xlink:href="http://www.ntsg.umt.edu/project/modis/mod17.php" text:style-name="ListLabel_20_10" text:visited-style-name="ListLabel_20_10"><text:span text:style-name="Internet_20_link"><text:span text:style-name="T1">http://www.ntsg.umt.edu/project/modis/mod17.php</text:span></text:span></text:a><text:span text:style-name="T5">. </text:span><text:span text:style-name="T1">GPP data were used instead of NPP data because of the higher errors in the latter</text:span><text:span text:style-name="T6">10,36</text:span><text:span text:style-name="T1"> due to uncertainties surrounding autotrophic respiration fluxes. We also extracted grid-cell-specific mean GPP from outputs of 8 global models in the ISIMIP</text:span><text:span text:style-name="T6">23</text:span><text:span text:style-name="T1"> project, which uses community-agreed sets of scenarios with standardized climate variables and socio-economic projections.</text:span></text:p>
      <text:p text:style-name="Standard"><text:span text:style-name="T1">For a more site-specific measure of GPP and C exchange, ‘Tier 1’ FLUXNET2015 data were downloaded on 30 January 2017 from http://fluxnet.fluxdata.org/data/fluxnet2015-dataset/ and filtered for quality (NEE_VUT_REF_QC  0.5). FLUXNET GPP was linked to a given </text:span><text:span text:style-name="T4">R</text:span><text:span text:style-name="T9">S</text:span><text:span text:style-name="T1"> and/or </text:span><text:span text:style-name="T4">R</text:span><text:span text:style-name="T9">H</text:span><text:span text:style-name="T1"> measurement if both measurements occurred within 5 km, in the same ecosystem type, and in the same year.</text:span></text:p>
      <text:p text:style-name="Standard"><text:span text:style-name="T1">This work used eddy-covariance data acquired and shared by the FLUXNET community, including these networks: AmeriFlux, AfriFlux, AsiaFlux, CarboAfrica, CarboEuropeIP, CarboItaly, CarboMont, ChinaFlux, Fluxnet-Canada, GreenGrass, ICOS, KoFlux, LBA, NECC, OzFlux-TERN, TCOS-Siberia and USCCC. The ERA-Interim reanalysis data are provided by ECMWF and processed by LSCE. The FLUXNET eddy-covariance data processing and harmonization was carried out by the European Fluxes Database Cluster, AmeriFlux Management Project, and Fluxdata project of FLUXNET, with the support of CDIAC and ICOS Ecosystem Thematic Center, and the OzFlux, ChinaFlux and AsiaFlux offices. Data collected by Beringer in the OzFlux network was funded under an ARC FT (FT1110602). Specific FLUXNET sites and years used can be found in the Supplementary Information.</text:span></text:p>
      <text:p text:style-name="Standard"><text:span text:style-name="T1">Finally, we used the global Solar-Induced chlorophyll Fluorescence (SIF) dataset from the Global Ozone Monitoring Experiment-2 (GOME-2) instrument onboard the MetOp-A platform and the SCanning Imaging Absorption spectroMeter for Atmospheric CHartographY (SCIAMACHY). This chlorophyll fluorescence signal is strongly linked with GPP</text:span><text:span text:style-name="T6">37</text:span><text:span text:style-name="T1"> (although the ratio of SIF to GPP varies by land cover, and thus the SIF analysis is unable to capture changes in GPP due to land cover change). The monthly mean quality-filtered and gridded GOME-2 and SCIAMACHY SIF data (that is, SIF</text:span><text:span text:style-name="T9">GOME2</text:span><text:span text:style-name="T1"> and SIF</text:span><text:span text:style-name="T9">SCIA</text:span><text:span text:style-name="T1">) were used to reduce the high data noise. The gridded GOME-2 data</text:span><text:span text:style-name="T6">38</text:span><text:span text:style-name="T1"> is available at 0.5° resolution</text:span><text:span text:style-name="T2"> </text:span><text:span text:style-name="T1">from 2007 to 2015, and SCIAMACHY</text:span><text:span text:style-name="T6">39</text:span><text:span text:style-name="T1"> is at 1° from 2003 to 2011. These two datasets are so far the longest global SIF records. Both are publicly available at ftp://ftp.gfz-potsdam.de/home/mefe/GlobFluo/. For convenience in visualizing temporal changes in </text:span><text:span text:style-name="T4">R</text:span><text:span text:style-name="T9">H</text:span><text:span text:style-name="T1">:GPP and </text:span><text:span text:style-name="T4">R</text:span><text:span text:style-name="T9">H</text:span><text:span text:style-name="T1">:SIF ratios, SIF data were rescaled to the range of GPP (0–3,500 g C m</text:span><text:span text:style-name="T6">2</text:span><text:span text:style-name="T1"> yr</text:span><text:span text:style-name="T8"></text:span><text:span text:style-name="T6">1</text:span><text:span text:style-name="T1">) in plots.</text:span></text:p>
      <text:p text:style-name="Standard"><text:span text:style-name="T1">In general, our analysis assumed the following basic relationships</text:span><text:span text:style-name="T6">40</text:span><text:span text:style-name="T1"> between various carbon cycle fluxes:</text:span></text:p>
      <text:p text:style-name="Standard"><text:span text:style-name="T1">Total soil respiration is the sum of its (belowground) autotrophic and heterotrophic components:</text:span></text:p>
      <text:p text:style-name="Standard"><text:span text:style-name="T4">R</text:span><text:span text:style-name="T9">S</text:span><text:span text:style-name="T1"> = </text:span><text:span text:style-name="T4">R</text:span><text:span text:style-name="T9">A(below)</text:span><text:span text:style-name="T1"> + </text:span><text:span text:style-name="T4">R</text:span><text:span text:style-name="T9">H</text:span></text:p>
      <text:p text:style-name="Standard"><text:span text:style-name="T1">Autotrophic respiration is comprised of above- and belowground components:</text:span></text:p>
      <text:p text:style-name="Standard"><text:span text:style-name="T4">R</text:span><text:span text:style-name="T9">A</text:span><text:span text:style-name="T1"> = </text:span><text:span text:style-name="T4">R</text:span><text:span text:style-name="T9">A(above)</text:span><text:span text:style-name="T1"> + </text:span><text:span text:style-name="T4">R</text:span><text:span text:style-name="T9">A(below)</text:span></text:p>
      <text:p text:style-name="Standard"><text:span text:style-name="T1">NPP is the balance of GPP and autotrophic respiration:</text:span></text:p>
      <text:p text:style-name="Standard"><text:span text:style-name="T1">NPP = GPP  </text:span><text:span text:style-name="T4">R</text:span><text:span text:style-name="T9">A</text:span></text:p>
      <text:p text:style-name="Standard"><text:span text:style-name="T1">In the absence of disturbance, NEE is equivalent to NPP minus </text:span><text:span text:style-name="T4">R</text:span><text:span text:style-name="T9">H</text:span><text:span text:style-name="T1">:</text:span></text:p>
      <text:p text:style-name="Standard"><text:span text:style-name="T1">NEE  NPP  </text:span><text:span text:style-name="T4">R</text:span><text:span text:style-name="T9">H</text:span></text:p>
      <text:p text:style-name="Standard"><text:span text:style-name="T2">Statistical analysis</text:span></text:p>
      <text:p text:style-name="Standard"><text:span text:style-name="T1">Some data were excluded a priori (that is, before constructing the analysis). These included: (i) studies performed before 1989, roughly when infrared gas analysers began to be widely used; (ii) several extremely high MODIS GPP values (&gt;10 kg C m</text:span><text:span text:style-name="T8"></text:span><text:span text:style-name="T6">2</text:span><text:span text:style-name="T1"> yr</text:span><text:span text:style-name="T8"></text:span><text:span text:style-name="T6">1</text:span><text:span text:style-name="T1">); (iii) 27 points with </text:span><text:span text:style-name="T4">R</text:span><text:span text:style-name="T9">S</text:span><text:span text:style-name="T1">:GPP</text:span><text:span text:style-name="T9">fluxnet</text:span><text:span text:style-name="T1"> &gt; 5.</text:span></text:p>
      <text:p text:style-name="Standard"><text:soft-page-break/><text:span text:style-name="T1">We used linear regression, weighted by years of </text:span><text:span text:style-name="T4">R</text:span><text:span text:style-name="T9">H</text:span><text:span text:style-name="T1"> or </text:span><text:span text:style-name="T4">R</text:span><text:span text:style-name="T9">S</text:span><text:span text:style-name="T1"> observation, to examine changes over time in the ratios of </text:span><text:span text:style-name="T4">R</text:span><text:span text:style-name="T9">H</text:span><text:span text:style-name="T1">:</text:span><text:span text:style-name="T4">R</text:span><text:span text:style-name="T9">S</text:span><text:span text:style-name="T1">, </text:span><text:span text:style-name="T4">R</text:span><text:span text:style-name="T9">H</text:span><text:span text:style-name="T1">:GPP, </text:span><text:span text:style-name="T4">R</text:span><text:span text:style-name="T9">S</text:span><text:span text:style-name="T1">:GPP, </text:span><text:span text:style-name="T4">R</text:span><text:span text:style-name="T9">H</text:span><text:span text:style-name="T1">:SIF and </text:span><text:span text:style-name="T4">R</text:span><text:span text:style-name="T9">S</text:span><text:span text:style-name="T1">:SIF, as well as the influence of climate on </text:span><text:span text:style-name="T4">R</text:span><text:span text:style-name="T9">H</text:span><text:span text:style-name="T1">. For each analysis detailed in the text, a full model was fitted for the variable of interest (for example, of </text:span><text:span text:style-name="T4">R</text:span><text:span text:style-name="T9">H</text:span><text:span text:style-name="T1">:</text:span><text:span text:style-name="T4">R</text:span><text:span text:style-name="T9">S</text:span><text:span text:style-name="T1">) that controlled for recent disturbance (the SRDB ‘Stage’ field, aggrading or mature), temperature and precipitation normals, and land cover; year of study had a first-order interaction with all these independent variables. Land-cover groupings included deciduous forests, </text:span><text:span text:style-name="T4">N</text:span><text:span text:style-name="T1"> = 782; evergreen forests, </text:span><text:span text:style-name="T4">N</text:span><text:span text:style-name="T1"> = 1,058; grasslands, </text:span><text:span text:style-name="T4">N</text:span><text:span text:style-name="T1"> = 270; savannas, </text:span><text:span text:style-name="T4">N</text:span><text:span text:style-name="T1"> = 116; and other, </text:span><text:span text:style-name="T4">N</text:span><text:span text:style-name="T1"> = 321. Both MAP and its square (that is, MAT</text:span><text:span text:style-name="T6">2</text:span><text:span text:style-name="T1">) were included</text:span><text:span text:style-name="T6">20</text:span><text:span text:style-name="T1">. All models were examined for influential outliers and deviations from normality; no transformation of dependent variables was performed. Non-significant terms were then eliminated using a forward-and-back stepwise algorithm (using the R package ‘MASS’, version 7.3-47) based on the Akaike Information Criterion. Generally the text reports </text:span><text:span text:style-name="T4">F</text:span><text:span text:style-name="T1"> statistics and </text:span><text:span text:style-name="T4">P</text:span><text:span text:style-name="T1"> values from the analysis of variance (ANOVA) results of these linear models. A Theil–Sen estimator</text:span><text:span text:style-name="T6">41</text:span><text:span text:style-name="T1"> was also computed for each temporal trend, independent of the linear regressions, using the ‘mblm’ R package version 0.12.</text:span></text:p>
      <text:p text:style-name="Standard"><text:span text:style-name="T1">A linear model relating </text:span><text:span text:style-name="T4">R</text:span><text:span text:style-name="T9">H</text:span><text:span text:style-name="T1"> to climate–annual air temperature (°C), precipitation (mm) and its square—to allow for a nonlinear response</text:span><text:span text:style-name="T6">20</text:span><text:span text:style-name="T1">, potential evapotranspiration, recent disturbance, and leaf habit—was fitted (adjusted </text:span><text:span text:style-name="T4">R</text:span><text:span text:style-name="T6">2</text:span><text:span text:style-name="T1"> = 0.25, RSE = 23.3 g C m</text:span><text:span text:style-name="T8"></text:span><text:span text:style-name="T6">2</text:span><text:span text:style-name="T1"> yr</text:span><text:span text:style-name="T8"></text:span><text:span text:style-name="T6">1</text:span><text:span text:style-name="T1">) and used to estimate global </text:span><text:span text:style-name="T4">R</text:span><text:span text:style-name="T9">H</text:span><text:span text:style-name="T1">. Global fluxes were based on 1989–2014 HadCRUT4</text:span><text:span text:style-name="T6">33</text:span><text:span text:style-name="T1"> data and projected onto a 0.5 grid (grid area data downloaded from </text:span><text:a xlink:type="simple" xlink:href="http://eos-earthdata.sr.unh.edu/" text:style-name="ListLabel_20_10" text:visited-style-name="ListLabel_20_10"><text:span text:style-name="Internet_20_link"><text:span text:style-name="T1">http://eos-earthdata.sr.unh.edu/</text:span></text:span></text:a><text:span text:style-name="T1">).</text:span></text:p>
      <text:p text:style-name="Standard"><text:span text:style-name="T1">About one-third of the SRDB </text:span><text:span text:style-name="T4">R</text:span><text:span text:style-name="T9">S</text:span><text:span text:style-name="T1"> data have associated uncertainties (that is, an annual flux reported as </text:span><text:span text:style-name="T4">X</text:span><text:span text:style-name="T1"> ± </text:span><text:span text:style-name="T4">Y</text:span><text:span text:style-name="T1">) due to measurement error, spatial variability, and so on. The mean coefficient of variability for these </text:span><text:span text:style-name="T4">R</text:span><text:span text:style-name="T9">S</text:span><text:span text:style-name="T1"> errors was 15%, and the median coefficient of variability was 10%. We did not attempt to propagate these uncertainties through our analysis, given their variable origin and incomplete nature, but a more complete treatment of uncertainty</text:span><text:span text:style-name="T6">42</text:span><text:span text:style-name="T1"> will be important for testing the robustness of our results in the future.</text:span></text:p>
      <text:p text:style-name="Standard"><text:span text:style-name="T2">Sensitivity analyses</text:span></text:p>
      <text:p text:style-name="Standard"><text:span text:style-name="T1">We performed a number of tests to assess the robustness of our findings. To test whether the findings in Fig. 1 were an artefact of the 1989–2014 period chosen, the model summarized in Table 1 was repeatedly fitted to the SRDB dataset, as filtered with various first and final year assumptions (that is, the earliest and latest measurement allowed). We found that these results were not sensitive to choice of first and last years unless the timespan of the data was dramatically shortened (by at least 50%; Extended Data Fig. 1).</text:span></text:p>
      <text:p text:style-name="Standard"><text:span text:style-name="T1">In addition, because satellites probably miss some large fraction of climate-driven terrestrial GPP increases</text:span><text:span text:style-name="T6">22</text:span><text:span text:style-name="T1">, we examined the robustness of the results in Fig. 2a to this potential problem. First, we quantified the divergence between eddy covariance (FLUXNET) and remotely sensed GPP (Extended Data Fig. 4). Second, we asked how much GPP would satellites have to be missing to invalidate the GPP–respiration trends shown in Fig. 2a using a sensitivity analysis that assumed a very conservative (that is, high) GPP trend</text:span><text:span text:style-name="T6">43,44</text:span><text:span text:style-name="T1"> of 0.5% yr</text:span><text:span text:style-name="T8"></text:span><text:span text:style-name="T6">1</text:span><text:span text:style-name="T1"> and repeatedly re-fitted the regressions shown in Fig. 2a assuming that satellites missed 0%, 10%, 20%, ..., 100% of this gain (Extended Data Fig. 5). Third, grid-cell-specific mean GPP was extracted from outputs of 15 global models in the ISIMIP</text:span><text:span text:style-name="T6">23,45</text:span><text:span text:style-name="T1"> project—which uses community-agreed sets of scenarios with standardized climate variables and socio-economic projections, and whose GPP models include CO</text:span><text:span text:style-name="T9">2</text:span><text:span text:style-name="T1"> fertilization—and compared to observed </text:span><text:span text:style-name="T4">R</text:span><text:span text:style-name="T9">H</text:span><text:span text:style-name="T1"> (Fig. 2B).</text:span></text:p>
      <text:p text:style-name="Standard"><text:span text:style-name="T1">We also examined whether the inconsistency in longitudinal (site) results (Fig. 2c) fell within the range of what might naturally occur—that is, whether the variability was numerically consistent with the variability in global carbon flux datasets. To do so, we calculated the chance of observing a statistically significant </text:span><text:span text:style-name="T4">R</text:span><text:span text:style-name="T9">H</text:span><text:span text:style-name="T1"> increase at some random location on Earth’s surface over the last 25 years using a global gridded </text:span><text:span text:style-name="T4">R</text:span><text:span text:style-name="T9">H</text:span><text:span text:style-name="T1"> dataset</text:span><text:span text:style-name="T6">4</text:span><text:span text:style-name="T1">, by testing for a significant temporal trend in each of its 57,048 terrestrial grid cells. We calculated this probability to be 26%: in other words, there would be only a 1-in-4 chance of observing a significant </text:span><text:span text:style-name="T4">R</text:span><text:span text:style-name="T9">H</text:span><text:span text:style-name="T1"> increase even with a quarter-century of perfect data (‘perfect’ in the sense of no random measurement error, as would occur in reality), because the climate-driven </text:span><text:span text:style-name="T4">R</text:span><text:span text:style-name="T9">H</text:span><text:span text:style-name="T1"> increase is small compared to interannual </text:span><text:span text:style-name="T4">R</text:span><text:span text:style-name="T9">H</text:span><text:span text:style-name="T1"> variation. The probability of observing a statistically significant </text:span><text:span text:style-name="T4">R</text:span><text:span text:style-name="T9">H</text:span><text:span text:style-name="T1"> increase using only the last 10 years’ data, comparable to the record length of most of the 13 longitudinal sites (Fig. 2c), was only 5%. A parallel exercise was performed with the global GPP datasets and yielded similar results. We also compared the sites’ location in climate change space with that of the overall Fig. 1 dataset (Extended Data Fig. 9).</text:span></text:p>
      <text:p text:style-name="Standard"><text:span text:style-name="T1">Finally, we performed a bootstrap analysis to quantify whether the FLUXNET data subset (that included GPP measurements made in the same study site and year as site-specific </text:span><text:span text:style-name="T4">R</text:span><text:span text:style-name="T9">S</text:span><text:span text:style-name="T1"> measurements in the SRDB) was adequate, as this was a small dataset (</text:span><text:span text:style-name="T4">N</text:span><text:span text:style-name="T1"> = 106 site-years, 19 sites) dominated by one site (Harvard Forest, with 56% of the available data). What was the likelihood that this dataset is simply too small to detect signals of rising </text:span><text:span text:style-name="T4">R</text:span><text:span text:style-name="T9">H</text:span><text:span text:style-name="T1">, given site-to-site variability in climate and carbon dynamics? To answer this we made different random draws from the original dataset, with 1,000 bootstrap draws per fraction of artificial no-trend data (Extended Data Figs. 7 and 8).</text:span></text:p>
      <text:p text:style-name="Standard"><text:span text:style-name="T2">Code and data availability</text:span></text:p>
      <text:p text:style-name="Standard"><text:span text:style-name="T1">The R language and environment for statistical computing</text:span><text:span text:style-name="T6">46</text:span><text:span text:style-name="T1"> version 3.4.3 was used for all analyses. Code and data to reproduce all results are available at https://github.com/bpbond/rh-changes.</text:span></text:p>
      <text:p text:style-name="Standard"><text:span text:style-name="T1">31.<text:tab/>Wayson, C. A., Randolph, J. C., Hanson, P. J., Grimmond, C. S. B. &amp; Schmid, H. P. Comparison of soil respiration methods in a mid-latitude deciduous forest. </text:span><text:span text:style-name="T4">Biogeochemistry</text:span><text:span text:style-name="T1"> </text:span><text:span text:style-name="T2">80</text:span><text:span text:style-name="T1">, 173–189 (2006). </text:span></text:p>
      <text:p text:style-name="Standard"><text:span text:style-name="T1">32.<text:tab/>Reichstein, M. </text:span><text:span text:style-name="T4">et al.</text:span><text:span text:style-name="T1"> Modeling temporal and large-scale spatial variability of soil respiration from soil water availability, temperature and vegetation productivity indices. </text:span><text:span text:style-name="T4">Glob. Biogeochem. Cycles</text:span><text:span text:style-name="T1"> </text:span><text:span text:style-name="T2">17</text:span><text:span text:style-name="T1">, 1104 (2003).</text:span></text:p>
      <text:p text:style-name="Standard"><text:span text:style-name="T1">33.<text:tab/>Osborn, T. J. &amp; Jones, P. D. The CRUTEM4 land-surface air temperature data set: construction, previous versions and dissemination via Google Earth. </text:span><text:span text:style-name="T4">Earth Syst. Sci. Data</text:span><text:span text:style-name="T1"> </text:span><text:span text:style-name="T2">6</text:span><text:span text:style-name="T1">, 61–68 (2014). </text:span></text:p>
      <text:p text:style-name="Standard"><text:span text:style-name="T1">34.<text:tab/>Dorigo, W. </text:span><text:span text:style-name="T4">et al.</text:span><text:span text:style-name="T1"> Evaluating global trends (1988–2010) in harmonized multi-satellite surface soil moisture. </text:span><text:span text:style-name="T4">Geophys. Res. Lett.</text:span><text:span text:style-name="T1"> </text:span><text:span text:style-name="T2">39</text:span><text:span text:style-name="T1">, L18405 (2012). </text:span></text:p>
      <text:p text:style-name="Standard"><text:span text:style-name="T1">35.<text:tab/>Hengl, T. </text:span><text:span text:style-name="T4">et al.</text:span><text:span text:style-name="T1"> SoilGrids1km — global soil information based on automated mapping. </text:span><text:span text:style-name="T4">PLoS One</text:span><text:span text:style-name="T1"> </text:span><text:span text:style-name="T2">9</text:span><text:span text:style-name="T1">, e105992 (2014). </text:span></text:p>
      <text:p text:style-name="Standard"><text:span text:style-name="T1">36.<text:tab/>Ito, A. A historical meta-analysis of global terrestrial net primary productivity: Are estimates converging? </text:span><text:span text:style-name="T4">Glob. Change Biol.</text:span><text:span text:style-name="T1"> </text:span><text:span text:style-name="T2">17</text:span><text:span text:style-name="T1">, 3161–3175 (2011). </text:span></text:p>
      <text:p text:style-name="Standard"><text:span text:style-name="T1">37.<text:tab/>Frankenberg, C. </text:span><text:span text:style-name="T4">et al.</text:span><text:span text:style-name="T1"> New global observations of the terrestrial carbon cycle from GOSAT: patterns of plant fluorescence with gross primary productivity. </text:span><text:span text:style-name="T4">Geophys. Res. Lett.</text:span><text:span text:style-name="T1"> </text:span><text:span text:style-name="T2">38</text:span><text:span text:style-name="T1">, L17706 (2011). </text:span></text:p>
      <text:p text:style-name="Standard"><text:span text:style-name="T1">38.<text:tab/>Joiner, J. </text:span><text:span text:style-name="T4">et al.</text:span><text:span text:style-name="T1"> Global monitoring of terrestrial chlorophyll fluorescence from moderate-spectral-resolution near-infrared satellite measurements: methodology, simulations, and application to GOME-2. </text:span><text:span text:style-name="T4">Atmos. Meas. Tech.</text:span><text:span text:style-name="T1"> </text:span><text:span text:style-name="T2">6</text:span><text:span text:style-name="T1">, 2803–2823 (2013). </text:span></text:p>
      <text:p text:style-name="Standard"><text:span text:style-name="T1">39.<text:tab/>Köhler, P., Guanter, L. &amp; Joiner, J. A linear method for the retrieval of sun-induced chlorophyll fluorescence from GOME-2 and SCIAMACHY data. </text:span><text:span text:style-name="T4">Atmos. Meas. Tech.</text:span><text:span text:style-name="T1"> </text:span><text:span text:style-name="T2">8</text:span><text:span text:style-name="T1">, 2589–2608 (2015). </text:span></text:p>
      <text:p text:style-name="Standard"><text:span text:style-name="T1">40.<text:tab/>Chapin, F. S. </text:span><text:span text:style-name="T4">et al.</text:span><text:span text:style-name="T1"> Reconciling carbon-cycle concepts, terminology, and methods. </text:span><text:span text:style-name="T4">Ecosystems</text:span><text:span text:style-name="T1"> </text:span><text:span text:style-name="T2">9</text:span><text:span text:style-name="T1">, 1041–1050 (2006). </text:span></text:p>
      <text:p text:style-name="Standard"><text:span text:style-name="T1">41.<text:tab/>Fernandes, R., Leblanc, S. G. Parametric (modified least squares) and non-parametric (Theil–Sen) linear regressions for predicting biophysical parameters in the presence of measurement errors. </text:span><text:span text:style-name="T4">Remote Sens. Environ.</text:span><text:span text:style-name="T1"> </text:span><text:span text:style-name="T2">95</text:span><text:span text:style-name="T1">, 303–316 (2005). </text:span></text:p>
      <text:p text:style-name="Standard"><text:soft-page-break/><text:span text:style-name="T1">42.<text:tab/>Xu, M. &amp; Shang, H. Contribution of soil respiration to the global carbon equation. </text:span><text:span text:style-name="T4">J. Plant Physiol.</text:span><text:span text:style-name="T1"> </text:span><text:span text:style-name="T2">203</text:span><text:span text:style-name="T1">, 16–28 (2016). </text:span></text:p>
      <text:p text:style-name="Standard"><text:span text:style-name="T1">43.<text:tab/>Ito, A. </text:span><text:span text:style-name="T4">et al.</text:span><text:span text:style-name="T1"> Photosynthetic productivity and its efficiencies in ISIMIP2a biome models: benchmarking for impact assessment studies. </text:span><text:span text:style-name="T4">Environ. Res. Lett.</text:span><text:span text:style-name="T1"> </text:span><text:span text:style-name="T2">12</text:span><text:span text:style-name="T1">, 085001 (2017). </text:span></text:p>
      <text:p text:style-name="Standard"><text:span text:style-name="T1">44.<text:tab/>Kolby Smith, W. </text:span><text:span text:style-name="T4">et al.</text:span><text:span text:style-name="T1"> Large divergence of satellite and Earth system model estimates of global terrestrial CO</text:span><text:span text:style-name="T9">2</text:span><text:span text:style-name="T1"> fertilization. </text:span><text:span text:style-name="T4">Nat. Clim. Chang.</text:span><text:span text:style-name="T1"> </text:span><text:span text:style-name="T2">6</text:span><text:span text:style-name="T1">, 306–310 (2016). </text:span></text:p>
      <text:p text:style-name="Standard"><text:span text:style-name="T1">45.<text:tab/>Rosenzweig, C. </text:span><text:span text:style-name="T4">et al.</text:span><text:span text:style-name="T1"> Assessing inter-sectoral climate change risks: the role of ISIMIP. </text:span><text:span text:style-name="T4">Environ. Res. Lett.</text:span><text:span text:style-name="T1"> </text:span><text:span text:style-name="T2">12</text:span><text:span text:style-name="T1">, 010301 (2017). </text:span></text:p>
      <text:p text:style-name="Standard"><text:span text:style-name="T1">46.<text:tab/>R Development Core Team. </text:span><text:span text:style-name="T4">R: A Language And Environment For Statistical Computing.</text:span><text:span text:style-name="T1"> Version 3.3.3 (2017).</text:span></text:p>
      <text:p text:style-name="P2"/>
      <text:p text:style-name="P7"><text:span text:style-name="T2">Extended Data Table 1 Coefficients for general model</text:span><text:span text:style-name="T6">18</text:span><text:span text:style-name="T1"> </text:span><text:span text:style-name="T2">of relationship between </text:span><text:span text:style-name="T3">R</text:span><text:span text:style-name="T10">S</text:span><text:span text:style-name="T2"> and </text:span><text:span text:style-name="T3">R</text:span><text:span text:style-name="T10">H</text:span><text:span text:style-name="T2">.</text:span></text:p>
      <text:p text:style-name="Standard"><text:span text:style-name="T1">A model of form ln(</text:span><text:span text:style-name="T4">R</text:span><text:span text:style-name="T9">H</text:span><text:span text:style-name="T1">)  ln(</text:span><text:span text:style-name="T4">R</text:span><text:span text:style-name="T9">S</text:span><text:span text:style-name="T1">)*Year was fitted (following the protocol in ref.</text:span><text:span text:style-name="T6">18</text:span><text:span text:style-name="T1">) to the data shown in Fig. 1, with ‘Year’ being the numerical year of measurement. Coefficient name, value and standard error, </text:span><text:span text:style-name="T4">t</text:span><text:span text:style-name="T1"> value and </text:span><text:span text:style-name="T4">P</text:span><text:span text:style-name="T1"> value are shown. Model residual standard error = 0.335, adjusted </text:span><text:span text:style-name="T4">R</text:span><text:span text:style-name="T6">2</text:span><text:span text:style-name="T1"> = 0.698, </text:span><text:span text:style-name="T4">F</text:span><text:span text:style-name="T9">2,317</text:span><text:span text:style-name="T1"> = 396.6, </text:span><text:span text:style-name="T4">P</text:span><text:span text:style-name="T1"> &lt; 0.001, AIC = 212.745.</text:span></text:p>
      <text:p text:style-name="Standard"><text:span text:style-name="T2">Extended Data Figure 1</text:span><text:span text:style-name="T1"> </text:span><text:span text:style-name="T2">Effect of dataset temporal span on </text:span><text:span text:style-name="T3">R</text:span><text:span text:style-name="T10">H</text:span><text:span text:style-name="T2">:</text:span><text:span text:style-name="T3">R</text:span><text:span text:style-name="T10">S</text:span><text:span text:style-name="T2"> trend.</text:span><text:span text:style-name="T1"> The model summarized in Table 1 was repeatedly fitted to the SRDB dataset, as filtered with various first and final year assumptions (that is, the earliest and latest measurement allowed, to test whether the results were an artefact of the 1989–2014 period chosen, indicated by a black diamond in the figure). Colour shows the significance of the </text:span><text:span text:style-name="T4">R</text:span><text:span text:style-name="T9">H</text:span><text:span text:style-name="T1">:</text:span><text:span text:style-name="T4">R</text:span><text:span text:style-name="T9">S</text:span><text:span text:style-name="T1"> temporal trend.</text:span></text:p>
      <text:p text:style-name="Standard"><text:span text:style-name="T2">Extended Data Figure 2</text:span><text:span text:style-name="T1"> </text:span><text:span text:style-name="T2">SRDB coverage in terrestrial climate space.</text:span><text:span text:style-name="T1"> Blue dots show MAT and MAP of the entries in the database; lighter points indicate more recent data. Grey background indicates global climate distribution in the HadCRUT4</text:span><text:span text:style-name="T6">33</text:span><text:span text:style-name="T1"> data, with darker shades indicating more land area, for 1991–2010.</text:span></text:p>
      <text:p text:style-name="Standard"><text:span text:style-name="T2">Extended Data Figure 3</text:span><text:span text:style-name="T1"> </text:span><text:span text:style-name="T2">Respiration-to-production model residuals over time.</text:span><text:span text:style-name="T1"> The model examines how the dependent variable—the ratio of respiration to GPP or SIF—is related to the independent variables: climate, land cover, disturbance and SOC content; for more details, see Methods. Two respiration fluxes (</text:span><text:span text:style-name="T4">R</text:span><text:span text:style-name="T9">H</text:span><text:span text:style-name="T1"> and </text:span><text:span text:style-name="T4">R</text:span><text:span text:style-name="T9">S</text:span><text:span text:style-name="T1">), two GPP sources (the statistically upscaled MTE dataset, and the remotely sensed MODIS product), and two SIF sources (SCIAMACHY and GOME-2) are shown. Grey bands show 95% confidence intervals. Blue lines indicate least-squares trend, while grey bands show 95% confidence intervals.</text:span></text:p>
      <text:p text:style-name="Standard"><text:span text:style-name="T2">Extended Data Figure 4</text:span><text:span text:style-name="T1"> </text:span><text:span text:style-name="T2">Difference between FLUXNET GPP and remotely sensed GPP and SIF over time.</text:span><text:span text:style-name="T1"> Trends are not significant for GOME-2 SIF (</text:span><text:span text:style-name="T4">P</text:span><text:span text:style-name="T1"> = 0.22), MODIS GPP (</text:span><text:span text:style-name="T4">P</text:span><text:span text:style-name="T1"> = 0.07) or SCIMACHY SIF (</text:span><text:span text:style-name="T4">P</text:span><text:span text:style-name="T1"> = 0.49). Blue lines (solid line is statistically significant, dashed line is non-significant) lines indicate least-squares trend. The temporal trend for MTE GPP decreases significantly (</text:span><text:span text:style-name="T4">P</text:span><text:span text:style-name="T1"> = 0.02) over time, that is, MTE GPP increasingly underpredicts GPP measured by eddy covariance tower.</text:span></text:p>
      <text:p text:style-name="Standard"><text:span text:style-name="T2">Extended Data Figure 5</text:span><text:span text:style-name="T1"> </text:span><text:span text:style-name="T2">Sensitivity analysis of how much GPP satellites would have to be missing to render the GPP–respiration trends shown in</text:span><text:span text:style-name="T1"> </text:span><text:span text:style-name="T2">Fig. 2a</text:span><text:span text:style-name="T1"> </text:span><text:span text:style-name="T2">non-significant.</text:span><text:span text:style-name="T1"> We ran a sensitivity analysis that assumed a conservative (that is, high) GPP trend of 0.5% yr</text:span><text:span text:style-name="T6">-1</text:span><text:span text:style-name="T1">, and repeatedly re-fitted the Fig. 2a models assuming that satellites missed 0%, 10%, 20%,...100% of this gain. This figure plots the ‘missed’ percentage (</text:span><text:span text:style-name="T4">x</text:span><text:span text:style-name="T1"> axis) versus the </text:span><text:span text:style-name="T4">P</text:span><text:span text:style-name="T1">-value of the linear regression (</text:span><text:span text:style-name="T4">y</text:span><text:span text:style-name="T1"> axis) for each respiration flux (</text:span><text:span text:style-name="T4">R</text:span><text:span text:style-name="T9">H</text:span><text:span text:style-name="T1"> and </text:span><text:span text:style-name="T4">R</text:span><text:span text:style-name="T9">S</text:span><text:span text:style-name="T1">) and GPP or SIF data product (“GPPadjusted”, i.e. adjusted for the assumed ‘missed’ percentage). Even if satellites are missing 100% of this large assumed GPP increase, most of the temporal trends shown in Fig. 2a trends remain highly significant.</text:span></text:p>
      <text:p text:style-name="Standard"><text:span text:style-name="T2">Extended Data Figure 6</text:span><text:span text:style-name="T1"> </text:span><text:span text:style-name="T2">Ratio of NEE</text:span><text:span text:style-name="T10">night</text:span><text:span text:style-name="T2"> to GPP in the FLUXNET 2015 ‘Tier 1’ dataset.</text:span><text:span text:style-name="T1"> Panels show different International Geosphere-Biosphere Programme (IGBP) land cover type: crop (CRO), closed shrubland (CSH), deciduous broadleaf forest (DBF), evergreen broadleaf forest (EBF), evergreen needleleaf forest (ENF), grassland (GRA), mixed forests (MF), open shrublands (OSH), herbaceous savannas (SAV), snow and ice (SNO), wetlands (WET) and woody savannas (WSA).</text:span></text:p>
      <text:p text:style-name="Standard"><text:span text:style-name="T2">Extended Data Figure 7</text:span><text:span text:style-name="T1"> </text:span><text:span text:style-name="T2">Bootstrap analysis examining effect of ratio of significant to non-significant data on likelihood of observing a trend.</text:span><text:span text:style-name="T1"> What is the likelihood that </text:span><text:span text:style-name="T12">the FLUXNET data subset (that included GPP measurements made in the same study site and year as site-specific </text:span><text:span text:style-name="T13">R</text:span><text:span text:style-name="T11">S</text:span><text:span text:style-name="T12"> measurements in the SRDB)</text:span><text:span text:style-name="T1"> is too small to detect signals of rising </text:span><text:span text:style-name="T4">R</text:span><text:span text:style-name="T9">H</text:span><text:span text:style-name="T1">, given site-to-site variability in climate and carbon dynamics? Each point is a different random draw from the original dataset, the comparison of </text:span><text:span text:style-name="T4">R</text:span><text:span text:style-name="T9">S</text:span><text:span text:style-name="T1"> to MODIS GPP, with 1,000 bootstrap draws per fraction of artificial no-trend data. The horizontal dashed line is </text:span><text:span text:style-name="T4">P</text:span><text:span text:style-name="T1"> = 0.05. Note log scale </text:span><text:span text:style-name="T2">(to base </text:span><text:span text:style-name="T3">e</text:span><text:span text:style-name="T2">, which R defaults to) o</text:span><text:span text:style-name="T1">f </text:span><text:span text:style-name="T4">y</text:span><text:span text:style-name="T1"> axis. Boxplots visualise five summary statistics (the median, the first and third quartiles, and two whiskers; see </text:span><text:a xlink:type="simple" xlink:href="https://ggplot2.tidyverse.org/reference/geom_boxplot.html" text:style-name="ListLabel_20_10" text:visited-style-name="ListLabel_20_10"><text:span text:style-name="Internet_20_link"><text:span text:style-name="T1">https://ggplot2.tidyverse.org/reference/geom_boxplot.html</text:span></text:span></text:a><text:span text:style-name="T1">); points are semi-transparent to indicate data density at each point.</text:span></text:p>
      <text:p text:style-name="Standard"><text:span text:style-name="T2">Extended Data Figure 8</text:span><text:span text:style-name="T1"> </text:span><text:span text:style-name="T2">Bootstrap analysis examining effect of dataset size on likelihood of observing a trend.</text:span><text:span text:style-name="T1"> What is the likelihood that the </text:span><text:span text:style-name="T4">N</text:span><text:span text:style-name="T1"> = 106 FLUXNET dataset is too small to detect signals of rising </text:span><text:span text:style-name="T4">R</text:span><text:span text:style-name="T9">H</text:span><text:span text:style-name="T1">, given site-to-site variability in climate and carbon dynamics? Each point is a different random draw from the original dataset, the comparison of </text:span><text:span text:style-name="T4">R</text:span><text:span text:style-name="T9">S</text:span><text:span text:style-name="T1"> to MODIS GPP, with 1,000 bootstrap draws per fraction of no-trend data. The vertical dashed line shows the size of the</text:span><text:change-start text:change-id="ct105827995962720"/><text:span text:style-name="T1"> original</text:span><text:change-end text:change-id="ct105827995962720"/><text:span text:style-name="T1"> </text:span><text:span text:style-name="T4">R</text:span><text:span text:style-name="T9">S</text:span><text:span text:style-name="T1">:FLUXNET dataset, about 5% of the </text:span><text:span text:style-name="T4">R</text:span><text:span text:style-name="T9">S</text:span><text:span text:style-name="T1">:GPP</text:span><text:span text:style-name="T9">MODIS</text:span><text:span text:style-name="T1"> data, while the horizontal line is </text:span><text:span text:style-name="T4">P</text:span><text:span text:style-name="T1"> = 0.05. Note log scale </text:span><text:span text:style-name="T2">(to base </text:span><text:span text:style-name="T3">e</text:span><text:span text:style-name="T2">)</text:span><text:span text:style-name="T1"> of </text:span><text:span text:style-name="T4">y</text:span><text:span text:style-name="T1"> axis. Boxplots visualise five summary statistics (the median, the first and third quartiles, and two whiskers; see </text:span><text:a xlink:type="simple" xlink:href="https://ggplot2.tidyverse.org/reference/geom_boxplot.html" text:style-name="ListLabel_20_10" text:visited-style-name="ListLabel_20_10"><text:span text:style-name="Internet_20_link"><text:span text:style-name="T1">https://ggplot2.tidyverse.org/reference/geom_boxplot.html</text:span></text:span></text:a><text:span text:style-name="T1">); points are semi-transparent to indicate data density at each point.</text:span></text:p>
      <text:p text:style-name="Standard"><text:span text:style-name="T2">Extended Data Figure 9</text:span><text:span text:style-name="T1"> </text:span><text:span text:style-name="T2">Distribution of the longitudinal site data in climate change space relative to the main SRDB dataset.</text:span><text:span text:style-name="T1"> The longitudinal data (Fig. 2c, coloured dots below) in climate change space (1991–2010 HadCRUT4 changes in air temperature and precipitation) are shown over the distribution of the main dataset (</text:span><text:span text:style-name="T4">N</text:span><text:span text:style-name="T1"> = 1,852, grey dots). The longitudinal data cover </text:span><text:span text:style-name="T14"></text:span><text:span text:style-name="T1">0.03 to +0.08 °C yr</text:span><text:span text:style-name="T8"></text:span><text:span text:style-name="T6">1</text:span><text:span text:style-name="T1"> and </text:span><text:span text:style-name="T14"></text:span><text:span text:style-name="T1">12 to +16 mm yr</text:span><text:span text:style-name="T8"></text:span><text:span text:style-name="T6">1</text:span><text:span text:style-name="T1">; the main dataset covers a much broader climate change space of </text:span><text:span text:style-name="T14"></text:span><text:span text:style-name="T1">0.07 to +0.17 °C yr</text:span><text:span text:style-name="T8"></text:span><text:span text:style-name="T6">1</text:span><text:span text:style-name="T1"> and </text:span><text:span text:style-name="T14"></text:span><text:span text:style-name="T1">35 to +57 mm yr</text:span><text:span text:style-name="T8"></text:span><text:span text:style-name="T6">1</text:span><text:span text:style-name="T1">.</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4pt" fo:language="en" fo:country="GB" fo:font-weight="bold" style:letter-kerning="true"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false" fo:keep-together="always" fo:keep-with-next="always"/>
      <style:text-properties style:font-name="Times New Roman" fo:font-family="'Times New Roman'" style:font-family-generic="roman" style:font-pitch="variable" fo:font-size="16pt" fo:language="en" fo:country="GB"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loext:contextual-spacing="false" fo:keep-together="always" fo:keep-with-next="always"/>
      <style:text-properties fo:color="#434343" style:font-name="Times New Roman" fo:font-family="'Times New Roman'" style:font-family-generic="roman" style:font-pitch="variable" fo:font-size="14pt" fo:language="en" fo:country="GB"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loext:contextual-spacing="false" fo:keep-together="always" fo:keep-with-next="always"/>
      <style:text-properties fo:color="#666666" style:font-name="Times New Roman" fo:font-family="'Times New Roman'" style:font-family-generic="roman" style:font-pitch="variable" fo:language="en" fo:country="GB"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1665in" fo:margin-bottom="0.0555in" loext:contextual-spacing="false" fo:keep-together="always" fo:keep-with-next="always"/>
      <style:text-properties fo:color="#666666"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false" fo:keep-together="always" fo:keep-with-next="always"/>
      <style:text-properties fo:color="#666666" style:font-name="Times New Roman" fo:font-family="'Times New Roman'" style:font-family-generic="roman" style:font-pitch="variable" fo:font-size="10pt" fo:language="en" fo:country="GB"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Title" style:family="paragraph" style:default-outline-level="" style:class="chapter">
      <style:paragraph-properties fo:line-height="150%"/>
    </style:style>
    <style:style style:name="Subtitle" style:family="paragraph" style:parent-style-name="Standard" style:next-style-name="Standard" style:default-outline-level="" style:class="chapter">
      <style:paragraph-properties fo:margin-top="0in" fo:margin-bottom="0.222in" loext:contextual-spacing="false" fo:keep-together="always" fo:keep-with-next="always"/>
      <style:text-properties fo:color="#666666" style:font-name="Times New Roman" fo:font-family="'Times New Roman'" style:font-family-generic="roman" style:font-pitch="variable" fo:font-size="15pt" fo:language="en" fo:country="GB" style:font-name-asian="Times New Roman1" style:font-family-asian="'Times New Roman'" style:font-family-generic-asian="system" style:font-pitch-asian="variable" style:font-size-asian="15pt" style:font-name-complex="Times New Roman1" style:font-family-complex="'Times New Roman'" style:font-family-generic-complex="system" style:font-pitch-complex="variable" style:font-size-complex="15pt"/>
    </style:style>
    <style:style style:name="Query" style:family="paragraph" style:parent-style-name="Base_5f_Text" style:default-outline-level=""/>
    <style:style style:name="FigureLegend" style:family="paragraph" style:parent-style-name="Base_5f_Text" style:default-outline-level="">
      <style:paragraph-properties fo:line-height="150%"/>
    </style:style>
    <style:style style:name="Online_5f_MethPara" style:display-name="Online_MethPara" style:family="paragraph" style:parent-style-name="Base_5f_Text" style:default-outline-level="">
      <style:paragraph-properties fo:line-height="150%"/>
      <style:text-properties fo:font-size="12pt" style:font-size-asian="12pt"/>
    </style:style>
    <style:style style:name="HTML_20_Preformatted" style:display-name="HTML Preformatted" style:family="paragraph" style:parent-style-name="Standard" style:default-outline-level="">
      <style:text-properties style:font-name="Consolas" fo:font-family="Consolas"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ase_5f_Heading" style:display-name="Base_Heading" style:family="paragraph" style:default-outline-level="1" style:list-style-name="">
      <style:paragraph-properties fo:margin-top="0.1665in" fo:margin-bottom="0in" loext:contextual-spacing="false" fo:text-align="start" style:justify-single-word="false" fo:orphans="2" fo:widows="2" fo:keep-with-next="always" style:writing-mode="lr-tb"/>
      <style:text-properties style:font-name="Arial" fo:font-family="Arial" style:font-family-generic="roman" style:font-pitch="variable" fo:font-size="14pt" fo:language="en" fo:country="GB" fo:font-weight="bold" style:letter-kerning="true"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Base_5f_Text" style:display-name="Base_Text" style:family="paragraph" style:default-outline-level="">
      <style:paragraph-properties fo:margin-top="0.0835in" fo:margin-bottom="0in" loext:contextual-spacing="false" fo:text-align="start" style:justify-single-word="false" fo:orphans="2" fo:widows="2" style:writing-mode="lr-tb"/>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bstract" style:family="paragraph" style:parent-style-name="Base_5f_Text" style:default-outline-level="">
      <style:paragraph-properties fo:line-height="150%"/>
      <style:text-properties fo:font-weight="bold" style:font-weight-asian="bold"/>
    </style:style>
    <style:style style:name="Acknowledgment" style:family="paragraph" style:parent-style-name="Base_5f_Text" style:default-outline-level="">
      <style:paragraph-properties fo:line-height="150%"/>
    </style:style>
    <style:style style:name="AcknowledgmentTitle" style:family="paragraph" style:parent-style-name="Heading_20_1" style:default-outline-level="">
      <style:text-properties fo:font-size="12pt" style:font-size-asian="12pt"/>
    </style:style>
    <style:style style:name="Affiliations" style:family="paragraph" style:parent-style-name="Base_5f_Text" style:default-outline-level="">
      <style:paragraph-properties fo:line-height="150%"/>
    </style:style>
    <style:style style:name="Authors" style:family="paragraph" style:parent-style-name="Base_5f_Text" style:default-outline-level="">
      <style:paragraph-properties fo:line-height="150%"/>
    </style:style>
    <style:style style:name="BodyPara" style:family="paragraph" style:parent-style-name="Base_5f_Text" style:default-outline-level="">
      <style:paragraph-properties fo:line-height="150%"/>
      <style:text-properties fo:font-size="12pt" style:font-size-asian="12pt"/>
    </style:style>
    <style:style style:name="BodyIndent" style:family="paragraph" style:parent-style-name="Base_5f_Text" style:default-outline-level="">
      <style:paragraph-properties fo:margin-left="0in" fo:margin-right="0in" fo:line-height="150%" fo:text-indent="0.5in" style:auto-text-indent="false"/>
      <style:text-properties fo:font-size="12pt" style:font-size-asian="12pt"/>
    </style:style>
    <style:style style:name="Boxhead" style:family="paragraph" style:parent-style-name="Heading_20_1" style:default-outline-level=""/>
    <style:style style:name="BoxText" style:family="paragraph" style:parent-style-name="Base_5f_Text" style:default-outline-level=""/>
    <style:style style:name="BulletedList" style:family="paragraph" style:parent-style-name="Base_5f_Text" style:default-outline-level="">
      <style:paragraph-properties fo:margin-left="0.25in" fo:margin-right="0in" fo:text-indent="-0.25in" style:auto-text-indent="false"/>
    </style:style>
    <style:style style:name="CompInterest" style:family="paragraph" style:parent-style-name="Base_5f_Text" style:default-outline-level="">
      <style:paragraph-properties fo:line-height="150%"/>
    </style:style>
    <style:style style:name="Correspondence" style:family="paragraph" style:parent-style-name="Base_5f_Text" style:default-outline-level="">
      <style:paragraph-properties fo:line-height="150%"/>
    </style:style>
    <style:style style:name="DisplayMatter" style:family="paragraph" style:parent-style-name="Base_5f_Text"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ndnote" style:family="paragraph" style:parent-style-name="Base_5f_Text" style:default-outline-level="" style:class="extra"/>
    <style:style style:name="Equation" style:family="paragraph" style:parent-style-name="Base_5f_Text" style:default-outline-level="">
      <style:paragraph-properties fo:margin-left="1in" fo:margin-right="1in" fo:text-indent="0in" style:auto-text-indent="false"/>
    </style:style>
    <style:style style:name="FirstPara" style:family="paragraph" style:parent-style-name="Base_5f_Text" style:default-outline-level="">
      <style:paragraph-properties fo:line-height="150%"/>
      <style:text-properties fo:font-size="12pt" style:font-size-asian="12pt"/>
    </style:style>
    <style:style style:name="Footnote" style:family="paragraph" style:parent-style-name="Base_5f_Text" style:default-outline-level="" style:class="extra">
      <style:paragraph-properties fo:line-height="150%"/>
    </style:style>
    <style:style style:name="Glossary" style:family="paragraph" style:parent-style-name="Base_5f_Text" style:default-outline-level=""/>
    <style:style style:name="GlossaryTerm" style:family="paragraph" style:parent-style-name="Base_5f_Text" style:default-outline-level=""/>
    <style:style style:name="MethEqn" style:family="paragraph" style:parent-style-name="Base_5f_Text" style:default-outline-level="">
      <style:paragraph-properties fo:margin-left="1in" fo:margin-right="1in" fo:text-indent="0in" style:auto-text-indent="false"/>
      <style:text-properties fo:font-size="9pt" style:font-size-asian="9pt"/>
    </style:style>
    <style:style style:name="MethHead1" style:family="paragraph" style:parent-style-name="Heading_20_1" style:default-outline-level="">
      <style:text-properties fo:font-size="12pt" style:font-size-asian="12pt"/>
    </style:style>
    <style:style style:name="MethHead2" style:family="paragraph" style:parent-style-name="Heading_20_1" style:default-outline-level="2" style:list-style-name="">
      <style:text-properties fo:font-size="10pt" style:font-size-asian="10pt"/>
    </style:style>
    <style:style style:name="MethPara" style:family="paragraph" style:parent-style-name="Base_5f_Text" style:default-outline-level="">
      <style:paragraph-properties fo:line-height="150%"/>
      <style:text-properties fo:font-size="12pt" style:font-size-asian="12pt"/>
    </style:style>
    <style:style style:name="MethParaIndent" style:family="paragraph" style:parent-style-name="Base_5f_Text" style:default-outline-level="">
      <style:paragraph-properties fo:margin-left="0in" fo:margin-right="0in" fo:line-height="150%" fo:text-indent="0.5in" style:auto-text-indent="false"/>
      <style:text-properties fo:font-size="12pt" style:font-size-asian="12pt"/>
    </style:style>
    <style:style style:name="NumList1" style:family="paragraph" style:parent-style-name="Base_5f_Text" style:default-outline-level="">
      <style:paragraph-properties fo:margin-left="0.25in" fo:margin-right="0in" fo:text-indent="-0.25in" style:auto-text-indent="false"/>
    </style:style>
    <style:style style:name="NumList2" style:family="paragraph" style:parent-style-name="Base_5f_Text" style:default-outline-level="">
      <style:paragraph-properties fo:margin-left="0.5in" fo:margin-right="0in" fo:text-indent="-0.25in" style:auto-text-indent="false"/>
    </style:style>
    <style:style style:name="NumList3" style:family="paragraph" style:parent-style-name="Base_5f_Text" style:default-outline-level="">
      <style:paragraph-properties fo:margin-left="0.75in" fo:margin-right="0in" fo:text-indent="-0.25in" style:auto-text-indent="false"/>
    </style:style>
    <style:style style:name="NumListLevel4" style:family="paragraph" style:parent-style-name="Base_5f_Text" style:default-outline-level="">
      <style:paragraph-properties fo:margin-left="1in" fo:margin-right="0in" fo:text-indent="-0.25in" style:auto-text-indent="false"/>
    </style:style>
    <style:style style:name="Quote" style:family="paragraph" style:parent-style-name="Base_5f_Text" style:default-outline-level="">
      <style:paragraph-properties fo:margin-left="1in" fo:margin-right="1in" fo:text-indent="0in" style:auto-text-indent="false"/>
    </style:style>
    <style:style style:name="ReceivedAccepted" style:family="paragraph" style:parent-style-name="Base_5f_Text" style:default-outline-level="">
      <style:paragraph-properties fo:line-height="150%"/>
    </style:style>
    <style:style style:name="Reference" style:family="paragraph" style:parent-style-name="Base_5f_Text" style:default-outline-level="">
      <style:paragraph-properties fo:margin-left="0.55in" fo:margin-right="0in" fo:line-height="150%" fo:text-indent="-0.55in" style:auto-text-indent="false"/>
    </style:style>
    <style:style style:name="ReferenceHead" style:family="paragraph" style:parent-style-name="Heading_20_1" style:default-outline-level=""/>
    <style:style style:name="Sec1Ttl" style:family="paragraph" style:parent-style-name="Heading_20_1" style:default-outline-level="">
      <style:text-properties fo:font-size="12pt" style:font-size-asian="12pt"/>
    </style:style>
    <style:style style:name="Sec2Ttl" style:family="paragraph" style:parent-style-name="Heading_20_1" style:default-outline-level="2" style:list-style-name="">
      <style:text-properties fo:font-size="10pt" style:font-size-asian="10pt"/>
    </style:style>
    <style:style style:name="SuppInfor" style:family="paragraph" style:parent-style-name="Base_5f_Text" style:default-outline-level="">
      <style:paragraph-properties fo:line-height="150%"/>
    </style:style>
    <style:style style:name="TableBody" style:family="paragraph" style:parent-style-name="Base_5f_Text" style:default-outline-level="">
      <style:paragraph-properties fo:margin-top="0in" fo:margin-bottom="0in" loext:contextual-spacing="false"/>
      <style:text-properties style:font-name="Arial" fo:font-family="Arial" style:font-family-generic="roman" style:font-pitch="variable"/>
    </style:style>
    <style:style style:name="TableFootnote" style:family="paragraph" style:parent-style-name="Base_5f_Text" style:default-outline-level="">
      <style:paragraph-properties fo:margin-top="0in" fo:margin-bottom="0in" loext:contextual-spacing="false"/>
      <style:text-properties style:font-name="Arial" fo:font-family="Arial" style:font-family-generic="roman" style:font-pitch="variable"/>
    </style:style>
    <style:style style:name="TableHead" style:family="paragraph" style:parent-style-name="Base_5f_Text" style:default-outline-level="">
      <style:paragraph-properties fo:margin-top="0in" fo:margin-bottom="0in" loext:contextual-spacing="false"/>
      <style:text-properties style:font-name="Arial" fo:font-family="Arial" style:font-family-generic="roman" style:font-pitch="variable"/>
    </style:style>
    <style:style style:name="TableLegend" style:family="paragraph" style:parent-style-name="Base_5f_Text" style:default-outline-level="">
      <style:paragraph-properties fo:margin-top="0in" fo:margin-bottom="0in" loext:contextual-spacing="false"/>
      <style:text-properties style:font-name="Arial" fo:font-family="Arial" style:font-family-generic="roman" style:font-pitch="variable"/>
    </style:style>
    <style:style style:name="TableTitle" style:family="paragraph" style:parent-style-name="Base_5f_Text" style:default-outline-level="">
      <style:text-properties style:font-name="Arial" fo:font-family="Arial" style:font-family-generic="roman" style:font-pitch="variable"/>
    </style:style>
    <style:style style:name="UnnumList" style:family="paragraph" style:parent-style-name="Base_5f_Text" style:default-outline-level="">
      <style:paragraph-properties fo:margin-left="0.25in" fo:margin-right="0in" fo:text-indent="-0.25in" style:auto-text-indent="false"/>
    </style:style>
    <style:style style:name="AuthorContrib" style:family="paragraph" style:parent-style-name="Base_5f_Text" style:default-outline-level="">
      <style:paragraph-properties fo:line-height="150%"/>
    </style:style>
    <style:style style:name="AuthorInfo" style:family="paragraph" style:parent-style-name="Base_5f_Text" style:default-outline-level="">
      <style:paragraph-properties fo:line-height="150%"/>
    </style:style>
    <style:style style:name="Sec3Ttl" style:family="paragraph" style:parent-style-name="Base_5f_Heading" style:default-outline-level="3" style:list-style-name="">
      <style:text-properties fo:font-size="9pt" style:font-size-asian="9pt"/>
    </style:style>
    <style:style style:name="BoxTextIndent" style:family="paragraph" style:parent-style-name="Base_5f_Text" style:default-outline-level="">
      <style:paragraph-properties fo:margin-left="0in" fo:margin-right="0in" fo:text-indent="0.5in" style:auto-text-indent="false"/>
    </style:style>
    <style:style style:name="BoxFigureLegend" style:family="paragraph" style:parent-style-name="Base_5f_Text" style:default-outline-level=""/>
    <style:style style:name="BCA_5f_CorrAm_5f_front" style:display-name="BCA_CorrAm_front" style:family="paragraph" style:parent-style-name="Base_5f_Text" style:default-outline-level=""/>
    <style:style style:name="Online_5f_MethHead1" style:display-name="Online_MethHead1" style:family="paragraph" style:parent-style-name="Base_5f_Heading" style:default-outline-level="">
      <style:text-properties fo:font-size="12pt" style:font-size-asian="12pt"/>
    </style:style>
    <style:style style:name="Online_5f_MethHead2" style:display-name="Online_MethHead2" style:family="paragraph" style:parent-style-name="Base_5f_Heading" style:default-outline-level="2" style:list-style-name="">
      <style:text-properties fo:font-size="10pt" style:font-size-asian="10pt"/>
    </style:style>
    <style:style style:name="Online_5f_MethParaIndent" style:display-name="Online_MethParaIndent" style:family="paragraph" style:parent-style-name="Base_5f_Text" style:default-outline-level="">
      <style:paragraph-properties fo:margin-left="0in" fo:margin-right="0in" fo:line-height="150%" fo:text-indent="0.5in" style:auto-text-indent="false"/>
      <style:text-properties fo:font-size="12pt" style:font-size-asian="12pt"/>
    </style:style>
    <style:style style:name="Online_5f_Reference" style:display-name="Online_Reference" style:family="paragraph" style:parent-style-name="Base_5f_Text" style:default-outline-level="">
      <style:paragraph-properties fo:margin-left="0.55in" fo:margin-right="0in" fo:line-height="150%" fo:text-indent="-0.55in" style:auto-text-indent="false"/>
      <style:text-properties fo:font-size="12pt" style:font-size-asian="12pt"/>
    </style:style>
    <style:style style:name="ParagraphList" style:family="paragraph" style:parent-style-name="Standard" style:default-outline-level="">
      <style:paragraph-properties fo:line-height="150%"/>
      <style:text-properties style:font-name="Times New Roman" fo:font-family="'Times New Roman'" style:font-family-generic="roman" style:font-pitch="variable" fo:language="en" fo:country="GB"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ReferenceAnnotation" style:family="paragraph" style:parent-style-name="Base_5f_Text" style:default-outline-level="">
      <style:paragraph-properties fo:margin-left="0.55in" fo:margin-right="0in" fo:line-height="150%" fo:text-indent="0in" style:auto-text-indent="false"/>
      <style:text-properties fo:font-size="12pt" fo:font-weight="bold" style:font-size-asian="12pt" style:font-weight-asian="bold"/>
    </style:style>
    <style:style style:name="Online_5f_DispMat" style:display-name="Online_DispMat" style:family="paragraph" style:parent-style-name="Base_5f_Text" style:default-outline-level="">
      <style:text-properties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fo:language="en" fo:country="GB"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GB" fo:font-weight="bold" style:letter-kerning="true"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6pt" fo:language="en" fo:country="GB"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3_20_Char" style:display-name="Heading 3 Char" style:family="text" style:parent-style-name="Default_20_Paragraph_20_Font">
      <style:text-properties fo:color="#434343" style:font-name="Times New Roman" fo:font-family="'Times New Roman'" style:font-family-generic="roman" style:font-pitch="variable" fo:font-size="14pt" fo:language="en" fo:country="GB"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_20_4_20_Char" style:display-name="Heading 4 Char" style:family="text" style:parent-style-name="Default_20_Paragraph_20_Font">
      <style:text-properties fo:color="#666666" style:font-name="Times New Roman" fo:font-family="'Times New Roman'" style:font-family-generic="roman" style:font-pitch="variable" fo:language="en" fo:country="GB"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5_20_Char" style:display-name="Heading 5 Char" style:family="text" style:parent-style-name="Default_20_Paragraph_20_Font">
      <style:text-properties fo:color="#666666"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6_20_Char" style:display-name="Heading 6 Char" style:family="text" style:parent-style-name="Default_20_Paragraph_20_Font">
      <style:text-properties fo:color="#666666" style:font-name="Times New Roman" fo:font-family="'Times New Roman'" style:font-family-generic="roman" style:font-pitch="variable" fo:font-size="10pt" fo:language="en" fo:country="GB"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4pt" fo:language="en" fo:country="GB" fo:font-weight="bold" style:letter-kerning="true"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Subtitle_20_Char" style:display-name="Subtitle Char" style:family="text" style:parent-style-name="Default_20_Paragraph_20_Font">
      <style:text-properties fo:color="#666666" style:font-name="Times New Roman" fo:font-family="'Times New Roman'" style:font-family-generic="roman" style:font-pitch="variable" fo:font-size="15pt" fo:language="en" fo:country="GB" style:font-name-asian="Times New Roman1" style:font-family-asian="'Times New Roman'" style:font-family-generic-asian="system" style:font-pitch-asian="variable" style:font-size-asian="15pt" style:font-name-complex="Times New Roman1" style:font-family-complex="'Times New Roman'" style:font-family-generic-complex="system" style:font-pitch-complex="variable" style:font-size-complex="15pt"/>
    </style:style>
    <style:style style:name="line_20_number" style:display-name="line number" style:family="text" style:parent-style-name="Default_20_Paragraph_20_Font"/>
    <style:style style:name="Query_20_Char" style:display-name="Query Char" style:family="text">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ib_5f_article" style:display-name="bib_article" style:family="text" style:parent-style-name="bib_5f_base">
      <style:text-properties fo:font-size="12pt" fo:background-color="#ccffff" style:font-size-asian="12pt" loext:padding="0in" loext:border="none"/>
    </style:style>
    <style:style style:name="bib_5f_doi" style:display-name="bib_doi" style:family="text" style:parent-style-name="bib_5f_base">
      <style:text-properties fo:font-size="12pt" fo:background-color="#ccffcc" style:font-size-asian="12pt" loext:padding="0in" loext:border="none"/>
    </style:style>
    <style:style style:name="bib_5f_etal" style:display-name="bib_etal" style:family="text" style:parent-style-name="bib_5f_base">
      <style:text-properties fo:font-size="12pt" fo:background-color="#ccff99" style:font-size-asian="12pt" loext:padding="0in" loext:border="none"/>
    </style:style>
    <style:style style:name="bib_5f_fname" style:display-name="bib_fname" style:family="text" style:parent-style-name="bib_5f_base">
      <style:text-properties fo:font-size="12pt" fo:background-color="#ffffcc" style:font-size-asian="12pt" loext:padding="0in" loext:border="none"/>
    </style:style>
    <style:style style:name="bib_5f_fpage" style:display-name="bib_fpage" style:family="text" style:parent-style-name="bib_5f_base">
      <style:text-properties fo:font-size="12pt" fo:background-color="#e6e6e6" style:font-size-asian="12pt" loext:padding="0in" loext:border="none"/>
    </style:style>
    <style:style style:name="bib_5f_issue" style:display-name="bib_issue" style:family="text" style:parent-style-name="bib_5f_base">
      <style:text-properties fo:font-size="12pt" fo:background-color="#ffffab" style:font-size-asian="12pt" loext:padding="0in" loext:border="none"/>
    </style:style>
    <style:style style:name="bib_5f_journal" style:display-name="bib_journal" style:family="text" style:parent-style-name="bib_5f_base">
      <style:text-properties fo:font-size="12pt" fo:font-style="italic" fo:background-color="#f9decf" style:font-size-asian="12pt" style:font-style-asian="italic" loext:padding="0in" loext:border="none"/>
    </style:style>
    <style:style style:name="bib_5f_lpage" style:display-name="bib_lpage" style:family="text" style:parent-style-name="bib_5f_base">
      <style:text-properties fo:font-size="12pt" fo:background-color="#d9d9d9" style:font-size-asian="12pt" loext:padding="0in" loext:border="none"/>
    </style:style>
    <style:style style:name="bib_5f_number" style:display-name="bib_number" style:family="text" style:parent-style-name="bib_5f_base">
      <style:text-properties fo:font-size="12pt" fo:background-color="#ccccff" style:font-size-asian="12pt" loext:padding="0in" loext:border="none"/>
    </style:style>
    <style:style style:name="bib_5f_organization" style:display-name="bib_organization" style:family="text" style:parent-style-name="bib_5f_base">
      <style:text-properties fo:font-size="12pt" fo:background-color="#ccff99" style:font-size-asian="12pt" loext:padding="0in" loext:border="none"/>
    </style:style>
    <style:style style:name="bib_5f_suppl" style:display-name="bib_suppl" style:family="text" style:parent-style-name="bib_5f_base">
      <style:text-properties fo:font-size="12pt" fo:background-color="#ffcc66" style:font-size-asian="12pt" loext:padding="0in" loext:border="none"/>
    </style:style>
    <style:style style:name="bib_5f_surname" style:display-name="bib_surname" style:family="text" style:parent-style-name="bib_5f_base">
      <style:text-properties fo:font-size="12pt" fo:background-color="#ccff99" style:font-size-asian="12pt" loext:padding="0in" loext:border="none"/>
    </style:style>
    <style:style style:name="bib_5f_unpubl" style:display-name="bib_unpubl" style:family="text" style:parent-style-name="bib_5f_base">
      <style:text-properties fo:font-size="12pt" style:font-size-asian="12pt"/>
    </style:style>
    <style:style style:name="bib_5f_url" style:display-name="bib_url" style:family="text" style:parent-style-name="bib_5f_base">
      <style:text-properties fo:font-size="12pt" fo:background-color="#ccff66" style:font-size-asian="12pt" loext:padding="0in" loext:border="none"/>
    </style:style>
    <style:style style:name="bib_5f_volume" style:display-name="bib_volume" style:family="text" style:parent-style-name="bib_5f_base">
      <style:text-properties fo:font-size="12pt" fo:background-color="#ccecff" style:font-size-asian="12pt" loext:padding="0in" loext:border="none"/>
    </style:style>
    <style:style style:name="bib_5f_year" style:display-name="bib_year" style:family="text" style:parent-style-name="bib_5f_base">
      <style:text-properties fo:font-size="12pt" fo:background-color="#ffccff" style:font-size-asian="12pt" loext:padding="0in" loext:border="none"/>
    </style:style>
    <style:style style:name="cite_5f_bib" style:display-name="cite_bib" style:family="text" style:parent-style-name="cite_5f_base">
      <style:text-properties fo:font-size="12pt" fo:background-color="#ccffff" style:font-size-asian="12pt" loext:padding="0in" loext:border="none"/>
    </style:style>
    <style:style style:name="cite_5f_box" style:display-name="cite_box" style:family="text">
      <style:text-properties fo:font-size="12pt" fo:background-color="#ccc0d9" style:font-size-asian="12pt" loext:padding="0in" loext:border="none"/>
    </style:style>
    <style:style style:name="cite_5f_fig" style:display-name="cite_fig" style:family="text" style:parent-style-name="cite_5f_base">
      <style:text-properties fo:color="#00000a" fo:font-size="12pt" fo:background-color="#ccffcc" style:font-size-asian="12pt" loext:padding="0in" loext:border="none"/>
    </style:style>
    <style:style style:name="cite_5f_tbl" style:display-name="cite_tbl" style:family="text" style:parent-style-name="cite_5f_base">
      <style:text-properties fo:color="#00000a" fo:font-size="12pt" fo:background-color="#ff9999" style:font-size-asian="12pt" loext:padding="0in" loext:border="none"/>
    </style:style>
    <style:style style:name="bib_5f_deg" style:display-name="bib_deg" style:family="text" style:parent-style-name="bib_5f_base">
      <style:text-properties fo:font-size="12pt" style:font-size-asian="12pt"/>
    </style:style>
    <style:style style:name="bib_5f_suffix" style:display-name="bib_suffix" style:family="text" style:parent-style-name="bib_5f_base">
      <style:text-properties fo:font-size="12pt" style:font-size-asian="12pt"/>
    </style:style>
    <style:style style:name="bib_5f_comment" style:display-name="bib_comment" style:family="text" style:parent-style-name="bib_5f_base">
      <style:text-properties fo:font-size="12pt" style:font-size-asian="12pt"/>
    </style:style>
    <style:style style:name="au_5f_deg" style:display-name="au_deg" style:family="text" style:parent-style-name="au_5f_base">
      <style:text-properties fo:font-size="10pt" fo:background-color="#ffff00" style:font-size-asian="10pt" loext:padding="0in" loext:border="none"/>
    </style:style>
    <style:style style:name="au_5f_fname" style:display-name="au_fname" style:family="text" style:parent-style-name="au_5f_base">
      <style:text-properties fo:font-size="10pt" fo:background-color="#00ffff" style:font-size-asian="10pt" loext:padding="0in" loext:border="none"/>
    </style:style>
    <style:style style:name="au_5f_role" style:display-name="au_role" style:family="text" style:parent-style-name="au_5f_base">
      <style:text-properties fo:font-size="10pt" fo:background-color="#808000" style:font-size-asian="10pt" loext:padding="0in" loext:border="none"/>
    </style:style>
    <style:style style:name="au_5f_suffix" style:display-name="au_suffix" style:family="text" style:parent-style-name="au_5f_base">
      <style:text-properties fo:font-size="10pt" fo:background-color="#ff00ff" style:font-size-asian="10pt" loext:padding="0in" loext:border="none"/>
    </style:style>
    <style:style style:name="au_5f_surname" style:display-name="au_surname" style:family="text" style:parent-style-name="au_5f_base">
      <style:text-properties fo:font-size="10pt" fo:background-color="#00ff00" style:font-size-asian="10pt" loext:padding="0in" loext:border="none"/>
    </style:style>
    <style:style style:name="bib_5f_base" style:display-name="bib_base" style:family="text">
      <style:text-properties fo:font-size="12pt" style:font-size-asian="12pt"/>
    </style:style>
    <style:style style:name="au_5f_base" style:display-name="au_base" style:family="text">
      <style:text-properties fo:font-size="10pt" style:font-size-asian="10pt"/>
    </style:style>
    <style:style style:name="cite_5f_base" style:display-name="cite_base" style:family="text">
      <style:text-properties fo:font-size="12pt" style:font-size-asian="12pt"/>
    </style:style>
    <style:style style:name="au_5f_collab" style:display-name="au_collab" style:family="text" style:parent-style-name="au_5f_base">
      <style:text-properties fo:font-size="10pt" fo:background-color="#c0c0c0" style:font-size-asian="10pt" loext:padding="0in" loext:border="none"/>
    </style:style>
    <style:style style:name="cite_5f_fn" style:display-name="cite_fn" style:family="text" style:parent-style-name="cite_5f_base">
      <style:text-properties fo:font-size="12pt" fo:background-color="#ff99cc" style:font-size-asian="12pt"/>
    </style:style>
    <style:style style:name="cite_5f_en" style:display-name="cite_en" style:family="text" style:parent-style-name="cite_5f_base">
      <style:text-properties style:text-position="super 58%" fo:font-size="12pt" fo:background-color="#ffff99" style:font-size-asian="12pt" loext:padding="0in" loext:border="none"/>
    </style:style>
    <style:style style:name="eq_5f_no" style:display-name="eq_no" style:family="text" style:parent-style-name="cite_5f_base">
      <style:text-properties fo:font-size="12pt" style:font-size-asian="12pt"/>
    </style:style>
    <style:style style:name="Document_20_Map_20_Char" style:display-name="Document Map Char" style:family="text" style:parent-style-name="Default_20_Paragraph_20_Font">
      <style:text-properties style:font-name="Tahoma" fo:font-family="Tahoma" style:font-family-generic="roman" style:font-pitch="variable" fo:font-size="10pt" fo:language="en" fo:country="GB" fo:background-color="#000080"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llowedHyperlink" style:family="text">
      <style:text-properties fo:color="#800080" style:text-underline-style="solid" style:text-underline-width="auto" style:text-underline-color="font-color"/>
    </style:style>
    <style:style style:name="Quote_20_Char" style:display-name="Quote Char" style:family="text" style:parent-style-name="Default_20_Paragraph_20_Font">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MTConvertedEquation" style:family="text" style:parent-style-name="Default_20_Paragraph_20_Font">
      <style:text-properties style:font-size-complex="12pt"/>
    </style:style>
    <style:style style:name="Base_5f_Text_20_Char" style:display-name="Base_Text Char" style:family="text" style:parent-style-name="Default_20_Paragraph_20_Font">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bstract_20_Char" style:display-name="Abstract Char" style:family="text" style:parent-style-name="Base_5f_Text_20_Char">
      <style:text-properties style:font-name="Times New Roman" fo:font-family="'Times New Roman'" style:font-family-generic="roman" style:font-pitch="variable" fo:font-size="10pt" fo:language="en" fo:country="GB"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GB"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language="en" fo:country="GB"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Reference_20_Char" style:display-name="Reference Char" style:family="text" style:parent-style-name="Base_5f_Text_20_Char">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igureLegend_20_Char" style:display-name="FigureLegend Char" style:family="text" style:parent-style-name="Base_5f_Text_20_Char">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language="en" fo:country="GB"/>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46"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Publisher: NPG; Journal: Nature: Nature; Article Type: Physics letter</text:p>
        <text:p text:style-name="MP1"><text:s/>DOI: 2017-03-03988</text:p>
      </style:header>
      <style:footer>
        <text:p text:style-name="MP1">Page <text:page-number text:select-page="current">1</text:page-number><text:s/>of <text:page-count>11</text:page-count></text:p>
      </style:footer>
    </style:master-page>
    <style:master-page style:name="First_20_Page" style:display-name="First Page" style:page-layout-name="Mpm2" style:next-style-name="Standard">
      <style:header>
        <text:p text:style-name="MP1">Publisher: NPG; Journal: Nature: Nature; Article Type: Physics letter</text:p>
        <text:p text:style-name="MP1"><text:s/>DOI: 2017-03-03988</text:p>
      </style:header>
      <style:footer>
        <text:p text:style-name="MP1">Page <text:page-number text:select-page="current">0</text:page-number><text:s/>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nd-Lamberty, Ben</meta:initial-creator>
    <dc:creator>Bond-Lamberty, Ben</dc:creator>
    <meta:editing-cycles>2</meta:editing-cycles>
    <meta:creation-date>2018-08-02T07:15:00</meta:creation-date>
    <dc:date>2018-08-02T07:16:00</dc:date>
    <meta:editing-duration>PT1M</meta:editing-duration>
    <meta:generator>LibreOffice/6.0.2.1$MacOSX_X86_64 LibreOffice_project/f7f06a8f319e4b62f9bc5095aa112a65d2f3ac89</meta:generator>
    <meta:document-statistic meta:table-count="2" meta:image-count="0" meta:object-count="0" meta:page-count="11" meta:paragraph-count="254" meta:word-count="6976" meta:character-count="44500" meta:non-whitespace-character-count="378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